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168cm"/>
    </style:style>
    <style:style style:name="co4" style:family="table-column">
      <style:table-column-properties fo:break-before="auto" style:column-width="2.917cm"/>
    </style:style>
    <style:style style:name="co5" style:family="table-column">
      <style:table-column-properties fo:break-before="auto" style:column-width="4.277cm"/>
    </style:style>
    <style:style style:name="co6" style:family="table-column">
      <style:table-column-properties fo:break-before="auto" style:column-width="0.504cm"/>
    </style:style>
    <style:style style:name="co7" style:family="table-column">
      <style:table-column-properties fo:break-before="auto" style:column-width="4.083cm"/>
    </style:style>
    <style:style style:name="co8" style:family="table-column">
      <style:table-column-properties fo:break-before="auto" style:column-width="0.859cm"/>
    </style:style>
    <style:style style:name="co9" style:family="table-column">
      <style:table-column-properties fo:break-before="auto" style:column-width="0.915cm"/>
    </style:style>
    <style:style style:name="co10" style:family="table-column">
      <style:table-column-properties fo:break-before="auto" style:column-width="4.078cm"/>
    </style:style>
    <style:style style:name="co11" style:family="table-column">
      <style:table-column-properties fo:break-before="auto" style:column-width="1.609cm"/>
    </style:style>
    <style:style style:name="co12" style:family="table-column">
      <style:table-column-properties fo:break-before="auto" style:column-width="1.4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none"/>
    </style:style>
    <style:style style:name="ce2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02cm solid #000000" fo:border-left="none" fo:border-right="none" fo:border-top="none"/>
    </style:style>
    <style:style style:name="ce4" style:family="table-cell" style:parent-style-name="Default">
      <style:table-cell-properties fo:background-color="transparent" fo:border="non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 style:data-style-name="N109"/>
    <style:style style:name="ce8" style:family="table-cell" style:parent-style-name="Default" style:data-style-name="N114"/>
    <style:style style:name="ce9" style:family="table-cell" style:parent-style-name="Default" style:data-style-name="N113"/>
    <style:style style:name="ta_extref" style:family="table">
      <style:table-properties table:display="false"/>
    </style:style>
  </office:automatic-styles>
  <office:body>
    <office:spreadsheet>
      <table:table table:name="Original Result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>
            <text:p>% generator: <text:s text:c="2"/>scytherP version 0.1.0 r62351, (C) Simon Meier, ETH Zurich 2009</text:p>
          </table:table-cell>
          <table:table-cell table:number-columns-repeated="14"/>
        </table:table-row>
        <table:table-row table:style-name="ro1">
          <table:table-cell office:value-type="string">
            <text:p>% command: <text:s text:c="4"/>scytherP --report=results.txt --ASCII --timeout=0 --no-soundness-check --hide=auto --shortest --Output=output_SR protocols/comparison_Isabelle_OFMC/Andrew.spthy protocols/comparison_Isabelle_OFMC/Bilateral-Key_Exchange.spthy protocols/comparison_Isabelle_OFMC/Denning-Sacco.spthy protocols/comparison_Isabelle_OFMC/nsl.spthy protocols/comparison_Isabelle_OFMC/tls-simplified.spthy protocols/comparison_Isabelle_OFMC/WideMouthFrog.spthy protocols/auto_properties/TLS_paulson.spthy protocols/auto_properties/Yahalom2.spthy --isabelle</text:p>
          </table:table-cell>
          <table:table-cell table:number-columns-repeated="14"/>
        </table:table-row>
        <table:table-row table:style-name="ro1">
          <table:table-cell office:value-type="string">
            <text:p>% date: <text:s text:c="7"/>2010-01-27 16:01:51.363003 UTC</text:p>
          </table:table-cell>
          <table:table-cell table:number-columns-repeated="14"/>
        </table:table-row>
        <table:table-row table:style-name="ro1">
          <table:table-cell office:value-type="string">
            <text:p>% system: <text:s text:c="5"/>i386/linux</text:p>
          </table:table-cell>
          <table:table-cell table:number-columns-repeated="14"/>
        </table:table-row>
        <table:table-row table:style-name="ro1">
          <table:table-cell office:value-type="string">
            <text:p>% input revs.: 62355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Protocol <text:s text:c="14"/></text:p>
          </table:table-cell>
          <table:table-cell office:value-type="string">
            <text:p><text:s/>Revision </text:p>
          </table:table-cell>
          <table:table-cell office:value-type="string">
            <text:p><text:s/>#sec. </text:p>
          </table:table-cell>
          <table:table-cell office:value-type="string">
            <text:p><text:s/>#auth. </text:p>
          </table:table-cell>
          <table:table-cell office:value-type="string">
            <text:p><text:s/>#other </text:p>
          </table:table-cell>
          <table:table-cell office:value-type="string">
            <text:p><text:s/>Generation Time </text:p>
          </table:table-cell>
          <table:table-cell office:value-type="string">
            <text:p><text:s/>#chain rules </text:p>
          </table:table-cell>
          <table:table-cell office:value-type="string">
            <text:p><text:s/>#forward resolutions </text:p>
          </table:table-cell>
          <table:table-cell office:value-type="string">
            <text:p><text:s/>#missing proofs </text:p>
          </table:table-cell>
          <table:table-cell office:value-type="string">
            <text:p><text:s/>Checking Time </text:p>
          </table:table-cell>
          <table:table-cell office:value-type="string">
            <text:p><text:s/>Isabelle Status </text:p>
          </table:table-cell>
          <table:table-cell office:value-type="string">
            <text:p><text:s/>Isabelle Message\\</text:p>
          </table:table-cell>
          <table:table-cell/>
          <table:table-cell office:value-type="string">
            <text:p>Original Name</text:p>
          </table:table-cell>
          <table:table-cell office:value-type="string">
            <text:p>Table Name</text:p>
          </table:table-cell>
        </table:table-row>
        <table:table-row table:style-name="ro1">
          <table:table-cell office:value-type="string">
            <text:p>Andrew <text:s text:c="16"/></text:p>
          </table:table-cell>
          <table:table-cell office:value-type="float" office:value="62355">
            <text:p>6235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<text:s text:c="7"/>0.029249s 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<text:s text:c="4"/>11.605609s </text:p>
          </table:table-cell>
          <table:table-cell office:value-type="string">
            <text:p><text:s/>checked <text:s text:c="8"/></text:p>
          </table:table-cell>
          <table:table-cell office:value-type="string">
            <text:p><text:s text:c="17"/>\\</text:p>
          </table:table-cell>
          <table:table-cell/>
          <table:table-cell table:formula="of:=[.A8]" office:value-type="string" office:string-value="Andrew                 ">
            <text:p>Andrew <text:s text:c="16"/></text:p>
          </table:table-cell>
          <table:table-cell office:value-type="string">
            <text:p>Andrew Secure RPC</text:p>
          </table:table-cell>
        </table:table-row>
        <table:table-row table:style-name="ro1">
          <table:table-cell office:value-type="string">
            <text:p>Bilateral-Key_Exchange </text:p>
          </table:table-cell>
          <table:table-cell office:value-type="float" office:value="62355">
            <text:p>6235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<text:s text:c="7"/>0.026151s 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<text:s text:c="4"/>13.687625s </text:p>
          </table:table-cell>
          <table:table-cell office:value-type="string">
            <text:p><text:s/>checked <text:s text:c="8"/></text:p>
          </table:table-cell>
          <table:table-cell office:value-type="string">
            <text:p><text:s text:c="17"/>\\</text:p>
          </table:table-cell>
          <table:table-cell/>
          <table:table-cell table:formula="of:=[.A9]" office:value-type="string" office:string-value="Bilateral-Key_Exchange ">
            <text:p>Bilateral-Key_Exchange </text:p>
          </table:table-cell>
          <table:table-cell office:value-type="string">
            <text:p>Bilateral-Key Exchange</text:p>
          </table:table-cell>
        </table:table-row>
        <table:table-row table:style-name="ro1">
          <table:table-cell office:value-type="string">
            <text:p>Denning-Sacco <text:s text:c="9"/></text:p>
          </table:table-cell>
          <table:table-cell office:value-type="float" office:value="62355">
            <text:p>6235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<text:s text:c="7"/>0.389645s </text:p>
          </table:table-cell>
          <table:table-cell office:value-type="float" office:value="37">
            <text:p>37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<text:s text:c="4"/>55.546648s </text:p>
          </table:table-cell>
          <table:table-cell office:value-type="string">
            <text:p><text:s/>checked <text:s text:c="8"/></text:p>
          </table:table-cell>
          <table:table-cell office:value-type="string">
            <text:p><text:s text:c="17"/>\\</text:p>
          </table:table-cell>
          <table:table-cell/>
          <table:table-cell table:formula="of:=[.A10]" office:value-type="string" office:string-value="Denning-Sacco          ">
            <text:p>Denning-Sacco <text:s text:c="9"/></text:p>
          </table:table-cell>
          <table:table-cell office:value-type="string">
            <text:p>Denning-Sacco</text:p>
          </table:table-cell>
        </table:table-row>
        <table:table-row table:style-name="ro1">
          <table:table-cell office:value-type="string">
            <text:p>nsl <text:s text:c="19"/></text:p>
          </table:table-cell>
          <table:table-cell office:value-type="float" office:value="62355">
            <text:p>6235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<text:s text:c="7"/>0.032506s 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<text:s text:c="5"/>11.73075s </text:p>
          </table:table-cell>
          <table:table-cell office:value-type="string">
            <text:p><text:s/>checked <text:s text:c="8"/></text:p>
          </table:table-cell>
          <table:table-cell office:value-type="string">
            <text:p><text:s text:c="17"/>\\</text:p>
          </table:table-cell>
          <table:table-cell/>
          <table:table-cell table:formula="of:=[.A11]" office:value-type="string" office:string-value="nsl                    ">
            <text:p>nsl <text:s text:c="19"/></text:p>
          </table:table-cell>
          <table:table-cell office:value-type="string">
            <text:p>NSL</text:p>
          </table:table-cell>
        </table:table-row>
        <table:table-row table:style-name="ro1">
          <table:table-cell office:value-type="string">
            <text:p>tls-simplified <text:s text:c="8"/></text:p>
          </table:table-cell>
          <table:table-cell office:value-type="float" office:value="62355">
            <text:p>62355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<text:s text:c="7"/>0.137727s 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<text:s text:c="4"/>14.964595s </text:p>
          </table:table-cell>
          <table:table-cell office:value-type="string">
            <text:p><text:s/>checked <text:s text:c="8"/></text:p>
          </table:table-cell>
          <table:table-cell office:value-type="string">
            <text:p><text:s text:c="17"/>\\</text:p>
          </table:table-cell>
          <table:table-cell/>
          <table:table-cell table:formula="of:=[.A12]" office:value-type="string" office:string-value="tls-simplified         ">
            <text:p>tls-simplified <text:s text:c="8"/></text:p>
          </table:table-cell>
          <table:table-cell office:value-type="string">
            <text:p>TLS (simplified)</text:p>
          </table:table-cell>
        </table:table-row>
        <table:table-row table:style-name="ro1">
          <table:table-cell office:value-type="string">
            <text:p>WideMouthFrog <text:s text:c="9"/></text:p>
          </table:table-cell>
          <table:table-cell office:value-type="float" office:value="62355">
            <text:p>6235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<text:s text:c="7"/>0.058907s 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<text:s text:c="4"/>15.314954s </text:p>
          </table:table-cell>
          <table:table-cell office:value-type="string">
            <text:p><text:s/>checked <text:s text:c="8"/></text:p>
          </table:table-cell>
          <table:table-cell office:value-type="string">
            <text:p><text:s text:c="17"/>\\</text:p>
          </table:table-cell>
          <table:table-cell/>
          <table:table-cell table:formula="of:=[.A13]" office:value-type="string" office:string-value="WideMouthFrog          ">
            <text:p>WideMouthFrog <text:s text:c="9"/></text:p>
          </table:table-cell>
          <table:table-cell office:value-type="string">
            <text:p>Wide Mouthed Frog</text:p>
          </table:table-cell>
        </table:table-row>
        <table:table-row table:style-name="ro1">
          <table:table-cell office:value-type="string">
            <text:p>TLS_paulson <text:s text:c="11"/></text:p>
          </table:table-cell>
          <table:table-cell office:value-type="float" office:value="62355">
            <text:p>6235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<text:s text:c="8"/>0.32882s 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<text:s text:c="4"/>75.760199s </text:p>
          </table:table-cell>
          <table:table-cell office:value-type="string">
            <text:p><text:s/>checked <text:s text:c="8"/></text:p>
          </table:table-cell>
          <table:table-cell office:value-type="string">
            <text:p><text:s text:c="17"/>\\</text:p>
          </table:table-cell>
          <table:table-cell/>
          <table:table-cell table:formula="of:=[.A14]" office:value-type="string" office:string-value="TLS_paulson            ">
            <text:p>TLS_paulson <text:s text:c="11"/></text:p>
          </table:table-cell>
          <table:table-cell office:value-type="string">
            <text:p>TLS (Paulson's Model)</text:p>
          </table:table-cell>
        </table:table-row>
        <table:table-row table:style-name="ro1">
          <table:table-cell office:value-type="string">
            <text:p>Yahalom2 <text:s text:c="14"/></text:p>
          </table:table-cell>
          <table:table-cell office:value-type="float" office:value="62355">
            <text:p>6235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<text:s text:c="7"/>0.174532s 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<text:s text:c="5"/>28.35644s </text:p>
          </table:table-cell>
          <table:table-cell office:value-type="string">
            <text:p><text:s/>checked <text:s text:c="8"/></text:p>
          </table:table-cell>
          <table:table-cell office:value-type="string">
            <text:p><text:s text:c="17"/>\\</text:p>
          </table:table-cell>
          <table:table-cell/>
          <table:table-cell table:formula="of:=[.A15]" office:value-type="string" office:string-value="Yahalom2               ">
            <text:p>Yahalom2 <text:s text:c="14"/></text:p>
          </table:table-cell>
          <table:table-cell office:value-type="string">
            <text:p>Yahalom2</text:p>
          </table:table-cell>
        </table:table-row>
      </table:table>
      <table:table table:name="Base Data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2" table:number-columns-repeated="4" table:default-cell-style-name="ce7"/>
        <table:table-column table:style-name="co2" table:number-columns-repeated="4" table:default-cell-style-name="Default"/>
        <table:table-column table:style-name="co8" table:default-cell-style-name="Default"/>
        <table:table-column table:style-name="co2" table:number-columns-repeated="5" table:default-cell-style-name="Default"/>
        <table:table-column table:style-name="co9" table:default-cell-style-name="Default"/>
        <table:table-column table:style-name="co2" table:number-columns-repeated="5" table:default-cell-style-name="Default"/>
        <table:table-column table:style-name="co8" table:default-cell-style-name="Default"/>
        <table:table-column table:style-name="co2" table:number-columns-repeated="1001" table:default-cell-style-name="Default"/>
        <table:table-row table:style-name="ro2">
          <table:table-cell table:style-name="ce1"/>
          <table:table-cell table:style-name="ce4" office:value-type="string">
            <text:p>Base Data</text:p>
          </table:table-cell>
          <table:table-cell table:style-name="ce1" table:number-columns-repeated="1022"/>
        </table:table-row>
        <table:table-row table:style-name="ro1">
          <table:table-cell table:style-name="ce1" table:number-columns-repeated="5"/>
          <table:table-cell table:style-name="ce1" office:value-type="float" office:value="7">
            <text:p>7</text:p>
          </table:table-cell>
          <table:table-cell office:value-type="float" office:value="7">
            <text:p>7</text:p>
          </table:table-cell>
          <table:table-cell table:style-name="ce1" office:value-type="string">
            <text:p>SR</text:p>
          </table:table-cell>
          <table:table-cell table:style-name="ce1" office:value-type="string">
            <text:p>shortest with reuse</text:p>
          </table:table-cell>
          <table:table-cell table:style-name="ce1" table:number-columns-repeated="2"/>
          <table:table-cell table:style-name="ce1" office:value-type="float" office:value="26">
            <text:p>26</text:p>
          </table:table-cell>
          <table:table-cell office:value-type="float" office:value="99">
            <text:p>99</text:p>
          </table:table-cell>
          <table:table-cell table:style-name="ce1" office:value-type="string">
            <text:p>SN</text:p>
          </table:table-cell>
          <table:table-cell table:style-name="ce1" office:value-type="string">
            <text:p>shortest without reuse</text:p>
          </table:table-cell>
          <table:table-cell table:style-name="ce1" table:number-columns-repeated="2"/>
          <table:table-cell table:style-name="ce1" office:value-type="float" office:value="43">
            <text:p>43</text:p>
          </table:table-cell>
          <table:table-cell office:value-type="float" office:value="118">
            <text:p>118</text:p>
          </table:table-cell>
          <table:table-cell table:style-name="ce1" office:value-type="string">
            <text:p>FR</text:p>
          </table:table-cell>
          <table:table-cell table:style-name="ce1" office:value-type="string">
            <text:p>first with reuse</text:p>
          </table:table-cell>
          <table:table-cell table:style-name="ce1" table:number-columns-repeated="2"/>
          <table:table-cell table:style-name="ce1" office:value-type="float" office:value="62">
            <text:p>62</text:p>
          </table:table-cell>
          <table:table-cell office:value-type="float" office:value="136">
            <text:p>136</text:p>
          </table:table-cell>
          <table:table-cell table:style-name="ce1" office:value-type="string">
            <text:p>FN</text:p>
          </table:table-cell>
          <table:table-cell table:style-name="ce1" office:value-type="string">
            <text:p>first without reuse</text:p>
          </table:table-cell>
          <table:table-cell table:style-name="ce1" table:number-columns-repeated="997"/>
        </table:table-row>
        <table:table-row table:style-name="ro1">
          <table:table-cell table:style-name="ce2"/>
          <table:table-cell table:style-name="ce2" office:value-type="string">
            <text:p>Protocol</text:p>
          </table:table-cell>
          <table:table-cell table:style-name="ce2" office:value-type="string">
            <text:p>#sec</text:p>
          </table:table-cell>
          <table:table-cell table:style-name="ce2" office:value-type="string">
            <text:p>#auth</text:p>
          </table:table-cell>
          <table:table-cell table:style-name="ce2" office:value-type="string">
            <text:p>#other</text:p>
          </table:table-cell>
          <table:table-cell table:style-name="ce2" office:value-type="string">
            <text:p>generation</text:p>
          </table:table-cell>
          <table:table-cell table:style-name="ce2" office:value-type="string">
            <text:p>checking</text:p>
          </table:table-cell>
          <table:table-cell table:style-name="ce2" office:value-type="string">
            <text:p>outcome</text:p>
          </table:table-cell>
          <table:table-cell table:style-name="ce2" office:value-type="string">
            <text:p>#chain</text:p>
          </table:table-cell>
          <table:table-cell table:style-name="ce2" office:value-type="string">
            <text:p>#forward</text:p>
          </table:table-cell>
          <table:table-cell table:style-name="ce2"/>
          <table:table-cell table:style-name="ce2" office:value-type="string">
            <text:p>generation</text:p>
          </table:table-cell>
          <table:table-cell table:style-name="ce2" office:value-type="string">
            <text:p>checking</text:p>
          </table:table-cell>
          <table:table-cell table:style-name="ce2" office:value-type="string">
            <text:p>outcome</text:p>
          </table:table-cell>
          <table:table-cell table:style-name="ce2" office:value-type="string">
            <text:p>#chain</text:p>
          </table:table-cell>
          <table:table-cell table:style-name="ce2" office:value-type="string">
            <text:p>#forward</text:p>
          </table:table-cell>
          <table:table-cell table:style-name="ce1"/>
          <table:table-cell table:style-name="ce2" office:value-type="string">
            <text:p>generation</text:p>
          </table:table-cell>
          <table:table-cell table:style-name="ce2" office:value-type="string">
            <text:p>checking</text:p>
          </table:table-cell>
          <table:table-cell table:style-name="ce2" office:value-type="string">
            <text:p>outcome</text:p>
          </table:table-cell>
          <table:table-cell table:style-name="ce2" office:value-type="string">
            <text:p>#chain</text:p>
          </table:table-cell>
          <table:table-cell table:style-name="ce2" office:value-type="string">
            <text:p>#forward</text:p>
          </table:table-cell>
          <table:table-cell table:style-name="ce2"/>
          <table:table-cell table:style-name="ce2" office:value-type="string">
            <text:p>generation</text:p>
          </table:table-cell>
          <table:table-cell table:style-name="ce2" office:value-type="string">
            <text:p>checking</text:p>
          </table:table-cell>
          <table:table-cell table:style-name="ce2" office:value-type="string">
            <text:p>outcome</text:p>
          </table:table-cell>
          <table:table-cell table:style-name="ce2" office:value-type="string">
            <text:p>#chain</text:p>
          </table:table-cell>
          <table:table-cell table:style-name="ce2" office:value-type="string">
            <text:p>#forward</text:p>
          </table:table-cell>
          <table:table-cell table:style-name="ce2" table:number-columns-repeated="99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table:formula="of:=TRIM(INDIRECT(CONCATENATE(&quot;'Original Results'.$O&quot;; [.F$2]+[.$A4])))" office:value-type="string" office:string-value="Andrew Secure RPC">
            <text:p>Andrew Secure RPC</text:p>
          </table:table-cell>
          <table:table-cell table:style-name="ce1" table:formula="of:=INDIRECT(CONCATENATE(&quot;'Original Results'.$C&quot;; [.F$2]+[.$A4]))" office:value-type="float" office:value="2">
            <text:p>2</text:p>
          </table:table-cell>
          <table:table-cell table:style-name="ce1" table:formula="of:=INDIRECT(CONCATENATE(&quot;'Original Results'.$D&quot;; [.F$2]+[.$A4]))" office:value-type="float" office:value="2">
            <text:p>2</text:p>
          </table:table-cell>
          <table:table-cell table:style-name="ce1" table:formula="of:=INDIRECT(CONCATENATE(&quot;'Original Results'.$E&quot;; [.F$2]+[.$A4]))" office:value-type="float" office:value="1">
            <text:p>1</text:p>
          </table:table-cell>
          <table:table-cell table:style-name="ce1" table:formula="of:=VALUE(MID(INDIRECT(CONCATENATE(&quot;'Original Results'.$F&quot;; [.F$2]+[.$A4]));1;LEN(INDIRECT(CONCATENATE(&quot;'Original Results'.$F&quot;; [.F$2]+[.$A4]))) - 2))" office:value-type="float" office:value="0.029249">
            <text:p>0.03</text:p>
          </table:table-cell>
          <table:table-cell table:style-name="ce1" table:formula="of:=VALUE(MID(INDIRECT(CONCATENATE(&quot;'Original Results'.$J&quot;; [.G$2]+[.$A4]));1;LEN(INDIRECT(CONCATENATE(&quot;'Original Results'.$J&quot;; [.G$2]+[.$A4]))) - 2))" office:value-type="float" office:value="11.605609">
            <text:p>11.61</text:p>
          </table:table-cell>
          <table:table-cell table:style-name="ce1" table:formula="of:=TRIM(INDIRECT(CONCATENATE(&quot;'Original Results'.$K&quot;; [.G$2]+[.$A4])))" office:value-type="string" office:string-value="checked">
            <text:p>checked</text:p>
          </table:table-cell>
          <table:table-cell table:style-name="ce1" table:formula="of:=INDIRECT(CONCATENATE(&quot;'Original Results'.$G&quot;; [.F$2]+[.$A4]))" office:value-type="float" office:value="10">
            <text:p>10</text:p>
          </table:table-cell>
          <table:table-cell table:style-name="ce1" table:formula="of:=INDIRECT(CONCATENATE(&quot;'Original Results'.$H&quot;; [.F$2]+[.$A4]))" office:value-type="float" office:value="7">
            <text:p>7</text:p>
          </table:table-cell>
          <table:table-cell table:style-name="ce1"/>
          <table:table-cell table:style-name="ce1" table:formula="of:=VALUE(MID(INDIRECT(CONCATENATE(&quot;'Original Results'.$F&quot;; [.L$2]+[.$A4]));1;LEN(INDIRECT(CONCATENATE(&quot;'Original Results'.$F&quot;; [.L$2]+[.$A4]))) - 2))" office:value-type="float" office:value="0">
            <text:p>Err:502</text:p>
          </table:table-cell>
          <table:table-cell table:style-name="ce1" table:formula="of:=VALUE(MID(INDIRECT(CONCATENATE(&quot;'Original Results'.$J&quot;; [.M$2]+[.$A4]));1;LEN(INDIRECT(CONCATENATE(&quot;'Original Results'.$J&quot;; [.M$2]+[.$A4]))) - 2))" office:value-type="float" office:value="0">
            <text:p>Err:502</text:p>
          </table:table-cell>
          <table:table-cell table:style-name="ce1" table:formula="of:=TRIM(INDIRECT(CONCATENATE(&quot;'Original Results'.$K&quot;; [.M$2]+[.$A4])))">
            <text:p/>
          </table:table-cell>
          <table:table-cell table:style-name="ce1" table:formula="of:=INDIRECT(CONCATENATE(&quot;'Original Results'.$G&quot;; [.L$2]+[.$A4]))" office:value-type="float" office:value="0">
            <text:p>0</text:p>
          </table:table-cell>
          <table:table-cell table:style-name="ce1" table:formula="of:=INDIRECT(CONCATENATE(&quot;'Original Results'.$H&quot;; [.L$2]+[.$A4]))" office:value-type="float" office:value="0">
            <text:p>0</text:p>
          </table:table-cell>
          <table:table-cell table:style-name="ce1"/>
          <table:table-cell table:style-name="ce1" table:formula="of:=VALUE(MID(INDIRECT(CONCATENATE(&quot;'Original Results'.$F&quot;; [.R$2]+[.$A4]));1;LEN(INDIRECT(CONCATENATE(&quot;'Original Results'.$F&quot;; [.R$2]+[.$A4]))) - 2))" office:value-type="float" office:value="0">
            <text:p>Err:502</text:p>
          </table:table-cell>
          <table:table-cell table:style-name="ce1" table:formula="of:=VALUE(MID(INDIRECT(CONCATENATE(&quot;'Original Results'.$J&quot;; [.S$2]+[.$A4]));1;LEN(INDIRECT(CONCATENATE(&quot;'Original Results'.$J&quot;; [.S$2]+[.$A4]))) - 2))" office:value-type="float" office:value="0">
            <text:p>Err:502</text:p>
          </table:table-cell>
          <table:table-cell table:style-name="ce1" table:formula="of:=TRIM(INDIRECT(CONCATENATE(&quot;'Original Results'.$K&quot;; [.S$2]+[.$A4])))">
            <text:p/>
          </table:table-cell>
          <table:table-cell table:style-name="ce1" table:formula="of:=INDIRECT(CONCATENATE(&quot;'Original Results'.$G&quot;; [.R$2]+[.$A4]))" office:value-type="float" office:value="0">
            <text:p>0</text:p>
          </table:table-cell>
          <table:table-cell table:style-name="ce1" table:formula="of:=INDIRECT(CONCATENATE(&quot;'Original Results'.$H&quot;; [.R$2]+[.$A4]))" office:value-type="float" office:value="0">
            <text:p>0</text:p>
          </table:table-cell>
          <table:table-cell table:style-name="ce1"/>
          <table:table-cell table:style-name="ce1" table:formula="of:=VALUE(MID(INDIRECT(CONCATENATE(&quot;'Original Results'.$F&quot;; [.X$2]+[.$A4]));1;LEN(INDIRECT(CONCATENATE(&quot;'Original Results'.$F&quot;; [.X$2]+[.$A4]))) - 2))" office:value-type="float" office:value="0">
            <text:p>Err:502</text:p>
          </table:table-cell>
          <table:table-cell table:style-name="ce1" table:formula="of:=VALUE(MID(INDIRECT(CONCATENATE(&quot;'Original Results'.$J&quot;; [.Y$2]+[.$A4]));1;LEN(INDIRECT(CONCATENATE(&quot;'Original Results'.$J&quot;; [.Y$2]+[.$A4]))) - 2))" office:value-type="float" office:value="0">
            <text:p>Err:502</text:p>
          </table:table-cell>
          <table:table-cell table:style-name="ce1" table:formula="of:=TRIM(INDIRECT(CONCATENATE(&quot;'Original Results'.$K&quot;; [.Y$2]+[.$A4])))">
            <text:p/>
          </table:table-cell>
          <table:table-cell table:style-name="ce1" table:formula="of:=INDIRECT(CONCATENATE(&quot;'Original Results'.$G&quot;; [.X$2]+[.$A4]))" office:value-type="float" office:value="0">
            <text:p>0</text:p>
          </table:table-cell>
          <table:table-cell table:style-name="ce1" table:formula="of:=INDIRECT(CONCATENATE(&quot;'Original Results'.$H&quot;; [.X$2]+[.$A4]))" office:value-type="float" office:value="0">
            <text:p>0</text:p>
          </table:table-cell>
          <table:table-cell table:style-name="ce1" table:number-columns-repeated="996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table:formula="of:=TRIM(INDIRECT(CONCATENATE(&quot;'Original Results'.$O&quot;; [.F$2]+[.$A5])))" office:value-type="string" office:string-value="Bilateral-Key Exchange">
            <text:p>Bilateral-Key Exchange</text:p>
          </table:table-cell>
          <table:table-cell table:style-name="ce1" table:formula="of:=INDIRECT(CONCATENATE(&quot;'Original Results'.$C&quot;; [.F$2]+[.$A5]))" office:value-type="float" office:value="2">
            <text:p>2</text:p>
          </table:table-cell>
          <table:table-cell table:style-name="ce1" table:formula="of:=INDIRECT(CONCATENATE(&quot;'Original Results'.$D&quot;; [.F$2]+[.$A5]))" office:value-type="float" office:value="2">
            <text:p>2</text:p>
          </table:table-cell>
          <table:table-cell table:style-name="ce1" table:formula="of:=INDIRECT(CONCATENATE(&quot;'Original Results'.$E&quot;; [.F$2]+[.$A5]))" office:value-type="float" office:value="1">
            <text:p>1</text:p>
          </table:table-cell>
          <table:table-cell table:style-name="ce1" table:formula="of:=VALUE(MID(INDIRECT(CONCATENATE(&quot;'Original Results'.$F&quot;; [.F$2]+[.$A5]));1;LEN(INDIRECT(CONCATENATE(&quot;'Original Results'.$F&quot;; [.F$2]+[.$A5]))) - 2))" office:value-type="float" office:value="0.026151">
            <text:p>0.03</text:p>
          </table:table-cell>
          <table:table-cell table:style-name="ce1" table:formula="of:=VALUE(MID(INDIRECT(CONCATENATE(&quot;'Original Results'.$J&quot;; [.G$2]+[.$A5]));1;LEN(INDIRECT(CONCATENATE(&quot;'Original Results'.$J&quot;; [.G$2]+[.$A5]))) - 2))" office:value-type="float" office:value="13.687625">
            <text:p>13.69</text:p>
          </table:table-cell>
          <table:table-cell table:style-name="ce1" table:formula="of:=TRIM(INDIRECT(CONCATENATE(&quot;'Original Results'.$K&quot;; [.G$2]+[.$A5])))" office:value-type="string" office:string-value="checked">
            <text:p>checked</text:p>
          </table:table-cell>
          <table:table-cell table:style-name="ce1" table:formula="of:=INDIRECT(CONCATENATE(&quot;'Original Results'.$G&quot;; [.F$2]+[.$A5]))" office:value-type="float" office:value="16">
            <text:p>16</text:p>
          </table:table-cell>
          <table:table-cell table:style-name="ce1" table:formula="of:=INDIRECT(CONCATENATE(&quot;'Original Results'.$H&quot;; [.F$2]+[.$A5]))" office:value-type="float" office:value="12">
            <text:p>12</text:p>
          </table:table-cell>
          <table:table-cell table:style-name="ce1"/>
          <table:table-cell table:style-name="ce1" table:formula="of:=VALUE(MID(INDIRECT(CONCATENATE(&quot;'Original Results'.$F&quot;; [.L$2]+[.$A5]));1;LEN(INDIRECT(CONCATENATE(&quot;'Original Results'.$F&quot;; [.L$2]+[.$A5]))) - 2))" office:value-type="float" office:value="0">
            <text:p>Err:502</text:p>
          </table:table-cell>
          <table:table-cell table:style-name="ce1" table:formula="of:=VALUE(MID(INDIRECT(CONCATENATE(&quot;'Original Results'.$J&quot;; [.M$2]+[.$A5]));1;LEN(INDIRECT(CONCATENATE(&quot;'Original Results'.$J&quot;; [.M$2]+[.$A5]))) - 2))" office:value-type="float" office:value="0">
            <text:p>Err:502</text:p>
          </table:table-cell>
          <table:table-cell table:style-name="ce1" table:formula="of:=TRIM(INDIRECT(CONCATENATE(&quot;'Original Results'.$K&quot;; [.M$2]+[.$A5])))">
            <text:p/>
          </table:table-cell>
          <table:table-cell table:style-name="ce1" table:formula="of:=INDIRECT(CONCATENATE(&quot;'Original Results'.$G&quot;; [.L$2]+[.$A5]))" office:value-type="float" office:value="0">
            <text:p>0</text:p>
          </table:table-cell>
          <table:table-cell table:style-name="ce1" table:formula="of:=INDIRECT(CONCATENATE(&quot;'Original Results'.$H&quot;; [.L$2]+[.$A5]))" office:value-type="float" office:value="0">
            <text:p>0</text:p>
          </table:table-cell>
          <table:table-cell table:style-name="ce1"/>
          <table:table-cell table:style-name="ce1" table:formula="of:=VALUE(MID(INDIRECT(CONCATENATE(&quot;'Original Results'.$F&quot;; [.R$2]+[.$A5]));1;LEN(INDIRECT(CONCATENATE(&quot;'Original Results'.$F&quot;; [.R$2]+[.$A5]))) - 2))" office:value-type="float" office:value="0">
            <text:p>Err:502</text:p>
          </table:table-cell>
          <table:table-cell table:style-name="ce1" table:formula="of:=VALUE(MID(INDIRECT(CONCATENATE(&quot;'Original Results'.$J&quot;; [.S$2]+[.$A5]));1;LEN(INDIRECT(CONCATENATE(&quot;'Original Results'.$J&quot;; [.S$2]+[.$A5]))) - 2))" office:value-type="float" office:value="0">
            <text:p>Err:502</text:p>
          </table:table-cell>
          <table:table-cell table:style-name="ce1" table:formula="of:=TRIM(INDIRECT(CONCATENATE(&quot;'Original Results'.$K&quot;; [.S$2]+[.$A5])))">
            <text:p/>
          </table:table-cell>
          <table:table-cell table:style-name="ce1" table:formula="of:=INDIRECT(CONCATENATE(&quot;'Original Results'.$G&quot;; [.R$2]+[.$A5]))" office:value-type="float" office:value="0">
            <text:p>0</text:p>
          </table:table-cell>
          <table:table-cell table:style-name="ce1" table:formula="of:=INDIRECT(CONCATENATE(&quot;'Original Results'.$H&quot;; [.R$2]+[.$A5]))" office:value-type="float" office:value="0">
            <text:p>0</text:p>
          </table:table-cell>
          <table:table-cell table:style-name="ce1"/>
          <table:table-cell table:style-name="ce1" table:formula="of:=VALUE(MID(INDIRECT(CONCATENATE(&quot;'Original Results'.$F&quot;; [.X$2]+[.$A5]));1;LEN(INDIRECT(CONCATENATE(&quot;'Original Results'.$F&quot;; [.X$2]+[.$A5]))) - 2))" office:value-type="float" office:value="0">
            <text:p>Err:502</text:p>
          </table:table-cell>
          <table:table-cell table:style-name="ce1" table:formula="of:=VALUE(MID(INDIRECT(CONCATENATE(&quot;'Original Results'.$J&quot;; [.Y$2]+[.$A5]));1;LEN(INDIRECT(CONCATENATE(&quot;'Original Results'.$J&quot;; [.Y$2]+[.$A5]))) - 2))" office:value-type="float" office:value="0">
            <text:p>Err:502</text:p>
          </table:table-cell>
          <table:table-cell table:style-name="ce1" table:formula="of:=TRIM(INDIRECT(CONCATENATE(&quot;'Original Results'.$K&quot;; [.Y$2]+[.$A5])))">
            <text:p/>
          </table:table-cell>
          <table:table-cell table:style-name="ce1" table:formula="of:=INDIRECT(CONCATENATE(&quot;'Original Results'.$G&quot;; [.X$2]+[.$A5]))" office:value-type="float" office:value="0">
            <text:p>0</text:p>
          </table:table-cell>
          <table:table-cell table:style-name="ce1" table:formula="of:=INDIRECT(CONCATENATE(&quot;'Original Results'.$H&quot;; [.X$2]+[.$A5]))" office:value-type="float" office:value="0">
            <text:p>0</text:p>
          </table:table-cell>
          <table:table-cell table:style-name="ce1" table:number-columns-repeated="996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table:formula="of:=TRIM(INDIRECT(CONCATENATE(&quot;'Original Results'.$O&quot;; [.F$2]+[.$A6])))" office:value-type="string" office:string-value="Denning-Sacco">
            <text:p>Denning-Sacco</text:p>
          </table:table-cell>
          <table:table-cell table:style-name="ce1" table:formula="of:=INDIRECT(CONCATENATE(&quot;'Original Results'.$C&quot;; [.F$2]+[.$A6]))" office:value-type="float" office:value="2">
            <text:p>2</text:p>
          </table:table-cell>
          <table:table-cell table:style-name="ce1" table:formula="of:=INDIRECT(CONCATENATE(&quot;'Original Results'.$D&quot;; [.F$2]+[.$A6]))" office:value-type="float" office:value="2">
            <text:p>2</text:p>
          </table:table-cell>
          <table:table-cell table:style-name="ce1" table:formula="of:=INDIRECT(CONCATENATE(&quot;'Original Results'.$E&quot;; [.F$2]+[.$A6]))" office:value-type="float" office:value="1">
            <text:p>1</text:p>
          </table:table-cell>
          <table:table-cell table:style-name="ce1" table:formula="of:=VALUE(MID(INDIRECT(CONCATENATE(&quot;'Original Results'.$F&quot;; [.F$2]+[.$A6]));1;LEN(INDIRECT(CONCATENATE(&quot;'Original Results'.$F&quot;; [.F$2]+[.$A6]))) - 2))" office:value-type="float" office:value="0.389645">
            <text:p>0.39</text:p>
          </table:table-cell>
          <table:table-cell table:style-name="ce1" table:formula="of:=VALUE(MID(INDIRECT(CONCATENATE(&quot;'Original Results'.$J&quot;; [.G$2]+[.$A6]));1;LEN(INDIRECT(CONCATENATE(&quot;'Original Results'.$J&quot;; [.G$2]+[.$A6]))) - 2))" office:value-type="float" office:value="55.546648">
            <text:p>55.55</text:p>
          </table:table-cell>
          <table:table-cell table:style-name="ce1" table:formula="of:=TRIM(INDIRECT(CONCATENATE(&quot;'Original Results'.$K&quot;; [.G$2]+[.$A6])))" office:value-type="string" office:string-value="checked">
            <text:p>checked</text:p>
          </table:table-cell>
          <table:table-cell table:style-name="ce1" table:formula="of:=INDIRECT(CONCATENATE(&quot;'Original Results'.$G&quot;; [.F$2]+[.$A6]))" office:value-type="float" office:value="37">
            <text:p>37</text:p>
          </table:table-cell>
          <table:table-cell table:style-name="ce1" table:formula="of:=INDIRECT(CONCATENATE(&quot;'Original Results'.$H&quot;; [.F$2]+[.$A6]))" office:value-type="float" office:value="18">
            <text:p>18</text:p>
          </table:table-cell>
          <table:table-cell table:style-name="ce1"/>
          <table:table-cell table:style-name="ce1" table:formula="of:=VALUE(MID(INDIRECT(CONCATENATE(&quot;'Original Results'.$F&quot;; [.L$2]+[.$A6]));1;LEN(INDIRECT(CONCATENATE(&quot;'Original Results'.$F&quot;; [.L$2]+[.$A6]))) - 2))" office:value-type="float" office:value="0">
            <text:p>Err:502</text:p>
          </table:table-cell>
          <table:table-cell table:style-name="ce1" table:formula="of:=VALUE(MID(INDIRECT(CONCATENATE(&quot;'Original Results'.$J&quot;; [.M$2]+[.$A6]));1;LEN(INDIRECT(CONCATENATE(&quot;'Original Results'.$J&quot;; [.M$2]+[.$A6]))) - 2))" office:value-type="float" office:value="0">
            <text:p>Err:502</text:p>
          </table:table-cell>
          <table:table-cell table:style-name="ce1" table:formula="of:=TRIM(INDIRECT(CONCATENATE(&quot;'Original Results'.$K&quot;; [.M$2]+[.$A6])))">
            <text:p/>
          </table:table-cell>
          <table:table-cell table:style-name="ce1" table:formula="of:=INDIRECT(CONCATENATE(&quot;'Original Results'.$G&quot;; [.L$2]+[.$A6]))" office:value-type="float" office:value="0">
            <text:p>0</text:p>
          </table:table-cell>
          <table:table-cell table:style-name="ce1" table:formula="of:=INDIRECT(CONCATENATE(&quot;'Original Results'.$H&quot;; [.L$2]+[.$A6]))" office:value-type="float" office:value="0">
            <text:p>0</text:p>
          </table:table-cell>
          <table:table-cell table:style-name="ce1"/>
          <table:table-cell table:style-name="ce1" table:formula="of:=VALUE(MID(INDIRECT(CONCATENATE(&quot;'Original Results'.$F&quot;; [.R$2]+[.$A6]));1;LEN(INDIRECT(CONCATENATE(&quot;'Original Results'.$F&quot;; [.R$2]+[.$A6]))) - 2))" office:value-type="float" office:value="0">
            <text:p>Err:502</text:p>
          </table:table-cell>
          <table:table-cell table:style-name="ce1" table:formula="of:=VALUE(MID(INDIRECT(CONCATENATE(&quot;'Original Results'.$J&quot;; [.S$2]+[.$A6]));1;LEN(INDIRECT(CONCATENATE(&quot;'Original Results'.$J&quot;; [.S$2]+[.$A6]))) - 2))" office:value-type="float" office:value="0">
            <text:p>Err:502</text:p>
          </table:table-cell>
          <table:table-cell table:style-name="ce1" table:formula="of:=TRIM(INDIRECT(CONCATENATE(&quot;'Original Results'.$K&quot;; [.S$2]+[.$A6])))">
            <text:p/>
          </table:table-cell>
          <table:table-cell table:style-name="ce1" table:formula="of:=INDIRECT(CONCATENATE(&quot;'Original Results'.$G&quot;; [.R$2]+[.$A6]))" office:value-type="float" office:value="0">
            <text:p>0</text:p>
          </table:table-cell>
          <table:table-cell table:style-name="ce1" table:formula="of:=INDIRECT(CONCATENATE(&quot;'Original Results'.$H&quot;; [.R$2]+[.$A6]))" office:value-type="float" office:value="0">
            <text:p>0</text:p>
          </table:table-cell>
          <table:table-cell table:style-name="ce1"/>
          <table:table-cell table:style-name="ce1" table:formula="of:=VALUE(MID(INDIRECT(CONCATENATE(&quot;'Original Results'.$F&quot;; [.X$2]+[.$A6]));1;LEN(INDIRECT(CONCATENATE(&quot;'Original Results'.$F&quot;; [.X$2]+[.$A6]))) - 2))" office:value-type="float" office:value="0">
            <text:p>Err:502</text:p>
          </table:table-cell>
          <table:table-cell table:style-name="ce1" table:formula="of:=VALUE(MID(INDIRECT(CONCATENATE(&quot;'Original Results'.$J&quot;; [.Y$2]+[.$A6]));1;LEN(INDIRECT(CONCATENATE(&quot;'Original Results'.$J&quot;; [.Y$2]+[.$A6]))) - 2))" office:value-type="float" office:value="0">
            <text:p>Err:502</text:p>
          </table:table-cell>
          <table:table-cell table:style-name="ce1" table:formula="of:=TRIM(INDIRECT(CONCATENATE(&quot;'Original Results'.$K&quot;; [.Y$2]+[.$A6])))">
            <text:p/>
          </table:table-cell>
          <table:table-cell table:style-name="ce1" table:formula="of:=INDIRECT(CONCATENATE(&quot;'Original Results'.$G&quot;; [.X$2]+[.$A6]))" office:value-type="float" office:value="0">
            <text:p>0</text:p>
          </table:table-cell>
          <table:table-cell table:style-name="ce1" table:formula="of:=INDIRECT(CONCATENATE(&quot;'Original Results'.$H&quot;; [.X$2]+[.$A6]))" office:value-type="float" office:value="0">
            <text:p>0</text:p>
          </table:table-cell>
          <table:table-cell table:style-name="ce1" table:number-columns-repeated="996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table:formula="of:=TRIM(INDIRECT(CONCATENATE(&quot;'Original Results'.$O&quot;; [.F$2]+[.$A7])))" office:value-type="string" office:string-value="NSL">
            <text:p>NSL</text:p>
          </table:table-cell>
          <table:table-cell table:style-name="ce1" table:formula="of:=INDIRECT(CONCATENATE(&quot;'Original Results'.$C&quot;; [.F$2]+[.$A7]))" office:value-type="float" office:value="4">
            <text:p>4</text:p>
          </table:table-cell>
          <table:table-cell table:style-name="ce1" table:formula="of:=INDIRECT(CONCATENATE(&quot;'Original Results'.$D&quot;; [.F$2]+[.$A7]))" office:value-type="float" office:value="2">
            <text:p>2</text:p>
          </table:table-cell>
          <table:table-cell table:style-name="ce1" table:formula="of:=INDIRECT(CONCATENATE(&quot;'Original Results'.$E&quot;; [.F$2]+[.$A7]))" office:value-type="float" office:value="1">
            <text:p>1</text:p>
          </table:table-cell>
          <table:table-cell table:style-name="ce1" table:formula="of:=VALUE(MID(INDIRECT(CONCATENATE(&quot;'Original Results'.$F&quot;; [.F$2]+[.$A7]));1;LEN(INDIRECT(CONCATENATE(&quot;'Original Results'.$F&quot;; [.F$2]+[.$A7]))) - 2))" office:value-type="float" office:value="0.032506">
            <text:p>0.03</text:p>
          </table:table-cell>
          <table:table-cell table:style-name="ce1" table:formula="of:=VALUE(MID(INDIRECT(CONCATENATE(&quot;'Original Results'.$J&quot;; [.G$2]+[.$A7]));1;LEN(INDIRECT(CONCATENATE(&quot;'Original Results'.$J&quot;; [.G$2]+[.$A7]))) - 2))" office:value-type="float" office:value="11.73075">
            <text:p>11.73</text:p>
          </table:table-cell>
          <table:table-cell table:style-name="ce1" table:formula="of:=TRIM(INDIRECT(CONCATENATE(&quot;'Original Results'.$K&quot;; [.G$2]+[.$A7])))" office:value-type="string" office:string-value="checked">
            <text:p>checked</text:p>
          </table:table-cell>
          <table:table-cell table:style-name="ce1" table:formula="of:=INDIRECT(CONCATENATE(&quot;'Original Results'.$G&quot;; [.F$2]+[.$A7]))" office:value-type="float" office:value="17">
            <text:p>17</text:p>
          </table:table-cell>
          <table:table-cell table:style-name="ce1" table:formula="of:=INDIRECT(CONCATENATE(&quot;'Original Results'.$H&quot;; [.F$2]+[.$A7]))" office:value-type="float" office:value="15">
            <text:p>15</text:p>
          </table:table-cell>
          <table:table-cell table:style-name="ce1"/>
          <table:table-cell table:style-name="ce1" table:formula="of:=VALUE(MID(INDIRECT(CONCATENATE(&quot;'Original Results'.$F&quot;; [.L$2]+[.$A7]));1;LEN(INDIRECT(CONCATENATE(&quot;'Original Results'.$F&quot;; [.L$2]+[.$A7]))) - 2))" office:value-type="float" office:value="0">
            <text:p>Err:502</text:p>
          </table:table-cell>
          <table:table-cell table:style-name="ce1" table:formula="of:=VALUE(MID(INDIRECT(CONCATENATE(&quot;'Original Results'.$J&quot;; [.M$2]+[.$A7]));1;LEN(INDIRECT(CONCATENATE(&quot;'Original Results'.$J&quot;; [.M$2]+[.$A7]))) - 2))" office:value-type="float" office:value="0">
            <text:p>Err:502</text:p>
          </table:table-cell>
          <table:table-cell table:style-name="ce1" table:formula="of:=TRIM(INDIRECT(CONCATENATE(&quot;'Original Results'.$K&quot;; [.M$2]+[.$A7])))">
            <text:p/>
          </table:table-cell>
          <table:table-cell table:style-name="ce1" table:formula="of:=INDIRECT(CONCATENATE(&quot;'Original Results'.$G&quot;; [.L$2]+[.$A7]))" office:value-type="float" office:value="0">
            <text:p>0</text:p>
          </table:table-cell>
          <table:table-cell table:style-name="ce1" table:formula="of:=INDIRECT(CONCATENATE(&quot;'Original Results'.$H&quot;; [.L$2]+[.$A7]))" office:value-type="float" office:value="0">
            <text:p>0</text:p>
          </table:table-cell>
          <table:table-cell table:style-name="ce1"/>
          <table:table-cell table:style-name="ce1" table:formula="of:=VALUE(MID(INDIRECT(CONCATENATE(&quot;'Original Results'.$F&quot;; [.R$2]+[.$A7]));1;LEN(INDIRECT(CONCATENATE(&quot;'Original Results'.$F&quot;; [.R$2]+[.$A7]))) - 2))" office:value-type="float" office:value="0">
            <text:p>Err:502</text:p>
          </table:table-cell>
          <table:table-cell table:style-name="ce1" table:formula="of:=VALUE(MID(INDIRECT(CONCATENATE(&quot;'Original Results'.$J&quot;; [.S$2]+[.$A7]));1;LEN(INDIRECT(CONCATENATE(&quot;'Original Results'.$J&quot;; [.S$2]+[.$A7]))) - 2))" office:value-type="float" office:value="0">
            <text:p>Err:502</text:p>
          </table:table-cell>
          <table:table-cell table:style-name="ce1" table:formula="of:=TRIM(INDIRECT(CONCATENATE(&quot;'Original Results'.$K&quot;; [.S$2]+[.$A7])))">
            <text:p/>
          </table:table-cell>
          <table:table-cell table:style-name="ce1" table:formula="of:=INDIRECT(CONCATENATE(&quot;'Original Results'.$G&quot;; [.R$2]+[.$A7]))" office:value-type="float" office:value="0">
            <text:p>0</text:p>
          </table:table-cell>
          <table:table-cell table:style-name="ce1" table:formula="of:=INDIRECT(CONCATENATE(&quot;'Original Results'.$H&quot;; [.R$2]+[.$A7]))" office:value-type="float" office:value="0">
            <text:p>0</text:p>
          </table:table-cell>
          <table:table-cell table:style-name="ce1"/>
          <table:table-cell table:style-name="ce1" table:formula="of:=VALUE(MID(INDIRECT(CONCATENATE(&quot;'Original Results'.$F&quot;; [.X$2]+[.$A7]));1;LEN(INDIRECT(CONCATENATE(&quot;'Original Results'.$F&quot;; [.X$2]+[.$A7]))) - 2))" office:value-type="float" office:value="0">
            <text:p>Err:502</text:p>
          </table:table-cell>
          <table:table-cell table:style-name="ce1" table:formula="of:=VALUE(MID(INDIRECT(CONCATENATE(&quot;'Original Results'.$J&quot;; [.Y$2]+[.$A7]));1;LEN(INDIRECT(CONCATENATE(&quot;'Original Results'.$J&quot;; [.Y$2]+[.$A7]))) - 2))" office:value-type="float" office:value="0">
            <text:p>Err:502</text:p>
          </table:table-cell>
          <table:table-cell table:style-name="ce1" table:formula="of:=TRIM(INDIRECT(CONCATENATE(&quot;'Original Results'.$K&quot;; [.Y$2]+[.$A7])))">
            <text:p/>
          </table:table-cell>
          <table:table-cell table:style-name="ce1" table:formula="of:=INDIRECT(CONCATENATE(&quot;'Original Results'.$G&quot;; [.X$2]+[.$A7]))" office:value-type="float" office:value="0">
            <text:p>0</text:p>
          </table:table-cell>
          <table:table-cell table:style-name="ce1" table:formula="of:=INDIRECT(CONCATENATE(&quot;'Original Results'.$H&quot;; [.X$2]+[.$A7]))" office:value-type="float" office:value="0">
            <text:p>0</text:p>
          </table:table-cell>
          <table:table-cell table:style-name="ce1" table:number-columns-repeated="996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table:formula="of:=TRIM(INDIRECT(CONCATENATE(&quot;'Original Results'.$O&quot;; [.F$2]+[.$A8])))" office:value-type="string" office:string-value="TLS (simplified)">
            <text:p>TLS (simplified)</text:p>
          </table:table-cell>
          <table:table-cell table:style-name="ce1" table:formula="of:=INDIRECT(CONCATENATE(&quot;'Original Results'.$C&quot;; [.F$2]+[.$A8]))" office:value-type="float" office:value="4">
            <text:p>4</text:p>
          </table:table-cell>
          <table:table-cell table:style-name="ce1" table:formula="of:=INDIRECT(CONCATENATE(&quot;'Original Results'.$D&quot;; [.F$2]+[.$A8]))" office:value-type="float" office:value="1">
            <text:p>1</text:p>
          </table:table-cell>
          <table:table-cell table:style-name="ce1" table:formula="of:=INDIRECT(CONCATENATE(&quot;'Original Results'.$E&quot;; [.F$2]+[.$A8]))" office:value-type="float" office:value="1">
            <text:p>1</text:p>
          </table:table-cell>
          <table:table-cell table:style-name="ce1" table:formula="of:=VALUE(MID(INDIRECT(CONCATENATE(&quot;'Original Results'.$F&quot;; [.F$2]+[.$A8]));1;LEN(INDIRECT(CONCATENATE(&quot;'Original Results'.$F&quot;; [.F$2]+[.$A8]))) - 2))" office:value-type="float" office:value="0.137727">
            <text:p>0.14</text:p>
          </table:table-cell>
          <table:table-cell table:style-name="ce1" table:formula="of:=VALUE(MID(INDIRECT(CONCATENATE(&quot;'Original Results'.$J&quot;; [.G$2]+[.$A8]));1;LEN(INDIRECT(CONCATENATE(&quot;'Original Results'.$J&quot;; [.G$2]+[.$A8]))) - 2))" office:value-type="float" office:value="14.964595">
            <text:p>14.96</text:p>
          </table:table-cell>
          <table:table-cell table:style-name="ce1" table:formula="of:=TRIM(INDIRECT(CONCATENATE(&quot;'Original Results'.$K&quot;; [.G$2]+[.$A8])))" office:value-type="string" office:string-value="checked">
            <text:p>checked</text:p>
          </table:table-cell>
          <table:table-cell table:style-name="ce1" table:formula="of:=INDIRECT(CONCATENATE(&quot;'Original Results'.$G&quot;; [.F$2]+[.$A8]))" office:value-type="float" office:value="16">
            <text:p>16</text:p>
          </table:table-cell>
          <table:table-cell table:style-name="ce1" table:formula="of:=INDIRECT(CONCATENATE(&quot;'Original Results'.$H&quot;; [.F$2]+[.$A8]))" office:value-type="float" office:value="13">
            <text:p>13</text:p>
          </table:table-cell>
          <table:table-cell table:style-name="ce1"/>
          <table:table-cell table:style-name="ce1" table:formula="of:=VALUE(MID(INDIRECT(CONCATENATE(&quot;'Original Results'.$F&quot;; [.L$2]+[.$A8]));1;LEN(INDIRECT(CONCATENATE(&quot;'Original Results'.$F&quot;; [.L$2]+[.$A8]))) - 2))" office:value-type="float" office:value="0">
            <text:p>Err:502</text:p>
          </table:table-cell>
          <table:table-cell table:style-name="ce1" table:formula="of:=VALUE(MID(INDIRECT(CONCATENATE(&quot;'Original Results'.$J&quot;; [.M$2]+[.$A8]));1;LEN(INDIRECT(CONCATENATE(&quot;'Original Results'.$J&quot;; [.M$2]+[.$A8]))) - 2))" office:value-type="float" office:value="0">
            <text:p>Err:502</text:p>
          </table:table-cell>
          <table:table-cell table:style-name="ce1" table:formula="of:=TRIM(INDIRECT(CONCATENATE(&quot;'Original Results'.$K&quot;; [.M$2]+[.$A8])))">
            <text:p/>
          </table:table-cell>
          <table:table-cell table:style-name="ce1" table:formula="of:=INDIRECT(CONCATENATE(&quot;'Original Results'.$G&quot;; [.L$2]+[.$A8]))" office:value-type="float" office:value="0">
            <text:p>0</text:p>
          </table:table-cell>
          <table:table-cell table:style-name="ce1" table:formula="of:=INDIRECT(CONCATENATE(&quot;'Original Results'.$H&quot;; [.L$2]+[.$A8]))" office:value-type="float" office:value="0">
            <text:p>0</text:p>
          </table:table-cell>
          <table:table-cell table:style-name="ce1"/>
          <table:table-cell table:style-name="ce1" table:formula="of:=VALUE(MID(INDIRECT(CONCATENATE(&quot;'Original Results'.$F&quot;; [.R$2]+[.$A8]));1;LEN(INDIRECT(CONCATENATE(&quot;'Original Results'.$F&quot;; [.R$2]+[.$A8]))) - 2))" office:value-type="float" office:value="0">
            <text:p>Err:502</text:p>
          </table:table-cell>
          <table:table-cell table:style-name="ce1" table:formula="of:=VALUE(MID(INDIRECT(CONCATENATE(&quot;'Original Results'.$J&quot;; [.S$2]+[.$A8]));1;LEN(INDIRECT(CONCATENATE(&quot;'Original Results'.$J&quot;; [.S$2]+[.$A8]))) - 2))" office:value-type="float" office:value="0">
            <text:p>Err:502</text:p>
          </table:table-cell>
          <table:table-cell table:style-name="ce1" table:formula="of:=TRIM(INDIRECT(CONCATENATE(&quot;'Original Results'.$K&quot;; [.S$2]+[.$A8])))">
            <text:p/>
          </table:table-cell>
          <table:table-cell table:style-name="ce1" table:formula="of:=INDIRECT(CONCATENATE(&quot;'Original Results'.$G&quot;; [.R$2]+[.$A8]))" office:value-type="float" office:value="0">
            <text:p>0</text:p>
          </table:table-cell>
          <table:table-cell table:style-name="ce1" table:formula="of:=INDIRECT(CONCATENATE(&quot;'Original Results'.$H&quot;; [.R$2]+[.$A8]))" office:value-type="float" office:value="0">
            <text:p>0</text:p>
          </table:table-cell>
          <table:table-cell table:style-name="ce1"/>
          <table:table-cell table:style-name="ce1" table:formula="of:=VALUE(MID(INDIRECT(CONCATENATE(&quot;'Original Results'.$F&quot;; [.X$2]+[.$A8]));1;LEN(INDIRECT(CONCATENATE(&quot;'Original Results'.$F&quot;; [.X$2]+[.$A8]))) - 2))" office:value-type="float" office:value="0">
            <text:p>Err:502</text:p>
          </table:table-cell>
          <table:table-cell table:style-name="ce1" table:formula="of:=VALUE(MID(INDIRECT(CONCATENATE(&quot;'Original Results'.$J&quot;; [.Y$2]+[.$A8]));1;LEN(INDIRECT(CONCATENATE(&quot;'Original Results'.$J&quot;; [.Y$2]+[.$A8]))) - 2))" office:value-type="float" office:value="0">
            <text:p>Err:502</text:p>
          </table:table-cell>
          <table:table-cell table:style-name="ce1" table:formula="of:=TRIM(INDIRECT(CONCATENATE(&quot;'Original Results'.$K&quot;; [.Y$2]+[.$A8])))">
            <text:p/>
          </table:table-cell>
          <table:table-cell table:style-name="ce1" table:formula="of:=INDIRECT(CONCATENATE(&quot;'Original Results'.$G&quot;; [.X$2]+[.$A8]))" office:value-type="float" office:value="0">
            <text:p>0</text:p>
          </table:table-cell>
          <table:table-cell table:style-name="ce1" table:formula="of:=INDIRECT(CONCATENATE(&quot;'Original Results'.$H&quot;; [.X$2]+[.$A8]))" office:value-type="float" office:value="0">
            <text:p>0</text:p>
          </table:table-cell>
          <table:table-cell table:style-name="ce1" table:number-columns-repeated="996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1" table:formula="of:=TRIM(INDIRECT(CONCATENATE(&quot;'Original Results'.$O&quot;; [.F$2]+[.$A9])))" office:value-type="string" office:string-value="Wide Mouthed Frog">
            <text:p>Wide Mouthed Frog</text:p>
          </table:table-cell>
          <table:table-cell table:style-name="ce1" table:formula="of:=INDIRECT(CONCATENATE(&quot;'Original Results'.$C&quot;; [.F$2]+[.$A9]))" office:value-type="float" office:value="2">
            <text:p>2</text:p>
          </table:table-cell>
          <table:table-cell table:style-name="ce1" table:formula="of:=INDIRECT(CONCATENATE(&quot;'Original Results'.$D&quot;; [.F$2]+[.$A9]))" office:value-type="float" office:value="1">
            <text:p>1</text:p>
          </table:table-cell>
          <table:table-cell table:style-name="ce1" table:formula="of:=INDIRECT(CONCATENATE(&quot;'Original Results'.$E&quot;; [.F$2]+[.$A9]))" office:value-type="float" office:value="1">
            <text:p>1</text:p>
          </table:table-cell>
          <table:table-cell table:style-name="ce1" table:formula="of:=VALUE(MID(INDIRECT(CONCATENATE(&quot;'Original Results'.$F&quot;; [.F$2]+[.$A9]));1;LEN(INDIRECT(CONCATENATE(&quot;'Original Results'.$F&quot;; [.F$2]+[.$A9]))) - 2))" office:value-type="float" office:value="0.058907">
            <text:p>0.06</text:p>
          </table:table-cell>
          <table:table-cell table:style-name="ce1" table:formula="of:=VALUE(MID(INDIRECT(CONCATENATE(&quot;'Original Results'.$J&quot;; [.G$2]+[.$A9]));1;LEN(INDIRECT(CONCATENATE(&quot;'Original Results'.$J&quot;; [.G$2]+[.$A9]))) - 2))" office:value-type="float" office:value="15.314954">
            <text:p>15.31</text:p>
          </table:table-cell>
          <table:table-cell table:style-name="ce1" table:formula="of:=TRIM(INDIRECT(CONCATENATE(&quot;'Original Results'.$K&quot;; [.G$2]+[.$A9])))" office:value-type="string" office:string-value="checked">
            <text:p>checked</text:p>
          </table:table-cell>
          <table:table-cell table:style-name="ce1" table:formula="of:=INDIRECT(CONCATENATE(&quot;'Original Results'.$G&quot;; [.F$2]+[.$A9]))" office:value-type="float" office:value="16">
            <text:p>16</text:p>
          </table:table-cell>
          <table:table-cell table:style-name="ce1" table:formula="of:=INDIRECT(CONCATENATE(&quot;'Original Results'.$H&quot;; [.F$2]+[.$A9]))" office:value-type="float" office:value="10">
            <text:p>10</text:p>
          </table:table-cell>
          <table:table-cell table:style-name="ce1"/>
          <table:table-cell table:style-name="ce1" table:formula="of:=VALUE(MID(INDIRECT(CONCATENATE(&quot;'Original Results'.$F&quot;; [.L$2]+[.$A9]));1;LEN(INDIRECT(CONCATENATE(&quot;'Original Results'.$F&quot;; [.L$2]+[.$A9]))) - 2))" office:value-type="float" office:value="0">
            <text:p>Err:502</text:p>
          </table:table-cell>
          <table:table-cell table:style-name="ce1" table:formula="of:=VALUE(MID(INDIRECT(CONCATENATE(&quot;'Original Results'.$J&quot;; [.M$2]+[.$A9]));1;LEN(INDIRECT(CONCATENATE(&quot;'Original Results'.$J&quot;; [.M$2]+[.$A9]))) - 2))" office:value-type="float" office:value="0">
            <text:p>Err:502</text:p>
          </table:table-cell>
          <table:table-cell table:style-name="ce1" table:formula="of:=TRIM(INDIRECT(CONCATENATE(&quot;'Original Results'.$K&quot;; [.M$2]+[.$A9])))">
            <text:p/>
          </table:table-cell>
          <table:table-cell table:style-name="ce1" table:formula="of:=INDIRECT(CONCATENATE(&quot;'Original Results'.$G&quot;; [.L$2]+[.$A9]))" office:value-type="float" office:value="0">
            <text:p>0</text:p>
          </table:table-cell>
          <table:table-cell table:style-name="ce1" table:formula="of:=INDIRECT(CONCATENATE(&quot;'Original Results'.$H&quot;; [.L$2]+[.$A9]))" office:value-type="float" office:value="0">
            <text:p>0</text:p>
          </table:table-cell>
          <table:table-cell table:style-name="ce1"/>
          <table:table-cell table:style-name="ce1" table:formula="of:=VALUE(MID(INDIRECT(CONCATENATE(&quot;'Original Results'.$F&quot;; [.R$2]+[.$A9]));1;LEN(INDIRECT(CONCATENATE(&quot;'Original Results'.$F&quot;; [.R$2]+[.$A9]))) - 2))" office:value-type="float" office:value="0">
            <text:p>Err:502</text:p>
          </table:table-cell>
          <table:table-cell table:style-name="ce1" table:formula="of:=VALUE(MID(INDIRECT(CONCATENATE(&quot;'Original Results'.$J&quot;; [.S$2]+[.$A9]));1;LEN(INDIRECT(CONCATENATE(&quot;'Original Results'.$J&quot;; [.S$2]+[.$A9]))) - 2))" office:value-type="float" office:value="0">
            <text:p>Err:502</text:p>
          </table:table-cell>
          <table:table-cell table:style-name="ce1" table:formula="of:=TRIM(INDIRECT(CONCATENATE(&quot;'Original Results'.$K&quot;; [.S$2]+[.$A9])))">
            <text:p/>
          </table:table-cell>
          <table:table-cell table:style-name="ce1" table:formula="of:=INDIRECT(CONCATENATE(&quot;'Original Results'.$G&quot;; [.R$2]+[.$A9]))" office:value-type="float" office:value="0">
            <text:p>0</text:p>
          </table:table-cell>
          <table:table-cell table:style-name="ce1" table:formula="of:=INDIRECT(CONCATENATE(&quot;'Original Results'.$H&quot;; [.R$2]+[.$A9]))" office:value-type="float" office:value="0">
            <text:p>0</text:p>
          </table:table-cell>
          <table:table-cell table:style-name="ce1"/>
          <table:table-cell table:style-name="ce1" table:formula="of:=VALUE(MID(INDIRECT(CONCATENATE(&quot;'Original Results'.$F&quot;; [.X$2]+[.$A9]));1;LEN(INDIRECT(CONCATENATE(&quot;'Original Results'.$F&quot;; [.X$2]+[.$A9]))) - 2))" office:value-type="float" office:value="0">
            <text:p>Err:502</text:p>
          </table:table-cell>
          <table:table-cell table:style-name="ce1" table:formula="of:=VALUE(MID(INDIRECT(CONCATENATE(&quot;'Original Results'.$J&quot;; [.Y$2]+[.$A9]));1;LEN(INDIRECT(CONCATENATE(&quot;'Original Results'.$J&quot;; [.Y$2]+[.$A9]))) - 2))" office:value-type="float" office:value="0">
            <text:p>Err:502</text:p>
          </table:table-cell>
          <table:table-cell table:style-name="ce1" table:formula="of:=TRIM(INDIRECT(CONCATENATE(&quot;'Original Results'.$K&quot;; [.Y$2]+[.$A9])))">
            <text:p/>
          </table:table-cell>
          <table:table-cell table:style-name="ce1" table:formula="of:=INDIRECT(CONCATENATE(&quot;'Original Results'.$G&quot;; [.X$2]+[.$A9]))" office:value-type="float" office:value="0">
            <text:p>0</text:p>
          </table:table-cell>
          <table:table-cell table:style-name="ce1" table:formula="of:=INDIRECT(CONCATENATE(&quot;'Original Results'.$H&quot;; [.X$2]+[.$A9]))" office:value-type="float" office:value="0">
            <text:p>0</text:p>
          </table:table-cell>
          <table:table-cell table:style-name="ce1" table:number-columns-repeated="996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1" table:formula="of:=TRIM(INDIRECT(CONCATENATE(&quot;'Original Results'.$O&quot;; [.F$2]+[.$A10])))" office:value-type="string" office:string-value="Yahalom2">
            <text:p>Yahalom2</text:p>
          </table:table-cell>
          <table:table-cell table:style-name="ce1" table:formula="of:=INDIRECT(CONCATENATE(&quot;'Original Results'.$C&quot;; [.F$2]+[.$A10]))" office:value-type="float" office:value="2">
            <text:p>2</text:p>
          </table:table-cell>
          <table:table-cell table:style-name="ce1" table:formula="of:=INDIRECT(CONCATENATE(&quot;'Original Results'.$D&quot;; [.F$2]+[.$A10]))" office:value-type="float" office:value="2">
            <text:p>2</text:p>
          </table:table-cell>
          <table:table-cell table:style-name="ce1" table:formula="of:=INDIRECT(CONCATENATE(&quot;'Original Results'.$E&quot;; [.F$2]+[.$A10]))" office:value-type="float" office:value="1">
            <text:p>1</text:p>
          </table:table-cell>
          <table:table-cell table:style-name="ce1" table:formula="of:=VALUE(MID(INDIRECT(CONCATENATE(&quot;'Original Results'.$F&quot;; [.F$2]+[.$A10]));1;LEN(INDIRECT(CONCATENATE(&quot;'Original Results'.$F&quot;; [.F$2]+[.$A10]))) - 2))" office:value-type="float" office:value="0.174532">
            <text:p>0.17</text:p>
          </table:table-cell>
          <table:table-cell table:style-name="ce1" table:formula="of:=VALUE(MID(INDIRECT(CONCATENATE(&quot;'Original Results'.$J&quot;; [.G$2]+[.$A10]));1;LEN(INDIRECT(CONCATENATE(&quot;'Original Results'.$J&quot;; [.G$2]+[.$A10]))) - 2))" office:value-type="float" office:value="28.35644">
            <text:p>28.36</text:p>
          </table:table-cell>
          <table:table-cell table:style-name="ce1" table:formula="of:=TRIM(INDIRECT(CONCATENATE(&quot;'Original Results'.$K&quot;; [.G$2]+[.$A10])))" office:value-type="string" office:string-value="checked">
            <text:p>checked</text:p>
          </table:table-cell>
          <table:table-cell table:style-name="ce1" table:formula="of:=INDIRECT(CONCATENATE(&quot;'Original Results'.$G&quot;; [.F$2]+[.$A10]))" office:value-type="float" office:value="21">
            <text:p>21</text:p>
          </table:table-cell>
          <table:table-cell table:style-name="ce1" table:formula="of:=INDIRECT(CONCATENATE(&quot;'Original Results'.$H&quot;; [.F$2]+[.$A10]))" office:value-type="float" office:value="15">
            <text:p>15</text:p>
          </table:table-cell>
          <table:table-cell table:style-name="ce1"/>
          <table:table-cell table:style-name="ce1" table:formula="of:=VALUE(MID(INDIRECT(CONCATENATE(&quot;'Original Results'.$F&quot;; [.L$2]+[.$A10]));1;LEN(INDIRECT(CONCATENATE(&quot;'Original Results'.$F&quot;; [.L$2]+[.$A10]))) - 2))" office:value-type="float" office:value="0">
            <text:p>Err:502</text:p>
          </table:table-cell>
          <table:table-cell table:style-name="ce1" table:formula="of:=VALUE(MID(INDIRECT(CONCATENATE(&quot;'Original Results'.$J&quot;; [.M$2]+[.$A10]));1;LEN(INDIRECT(CONCATENATE(&quot;'Original Results'.$J&quot;; [.M$2]+[.$A10]))) - 2))" office:value-type="float" office:value="0">
            <text:p>Err:502</text:p>
          </table:table-cell>
          <table:table-cell table:style-name="ce1" table:formula="of:=TRIM(INDIRECT(CONCATENATE(&quot;'Original Results'.$K&quot;; [.M$2]+[.$A10])))">
            <text:p/>
          </table:table-cell>
          <table:table-cell table:style-name="ce1" table:formula="of:=INDIRECT(CONCATENATE(&quot;'Original Results'.$G&quot;; [.L$2]+[.$A10]))" office:value-type="float" office:value="0">
            <text:p>0</text:p>
          </table:table-cell>
          <table:table-cell table:style-name="ce1" table:formula="of:=INDIRECT(CONCATENATE(&quot;'Original Results'.$H&quot;; [.L$2]+[.$A10]))" office:value-type="float" office:value="0">
            <text:p>0</text:p>
          </table:table-cell>
          <table:table-cell table:style-name="ce1"/>
          <table:table-cell table:style-name="ce1" table:formula="of:=VALUE(MID(INDIRECT(CONCATENATE(&quot;'Original Results'.$F&quot;; [.R$2]+[.$A10]));1;LEN(INDIRECT(CONCATENATE(&quot;'Original Results'.$F&quot;; [.R$2]+[.$A10]))) - 2))" office:value-type="float" office:value="0">
            <text:p>Err:502</text:p>
          </table:table-cell>
          <table:table-cell table:style-name="ce1" table:formula="of:=VALUE(MID(INDIRECT(CONCATENATE(&quot;'Original Results'.$J&quot;; [.S$2]+[.$A10]));1;LEN(INDIRECT(CONCATENATE(&quot;'Original Results'.$J&quot;; [.S$2]+[.$A10]))) - 2))" office:value-type="float" office:value="0">
            <text:p>Err:502</text:p>
          </table:table-cell>
          <table:table-cell table:style-name="ce1" table:formula="of:=TRIM(INDIRECT(CONCATENATE(&quot;'Original Results'.$K&quot;; [.S$2]+[.$A10])))">
            <text:p/>
          </table:table-cell>
          <table:table-cell table:style-name="ce1" table:formula="of:=INDIRECT(CONCATENATE(&quot;'Original Results'.$G&quot;; [.R$2]+[.$A10]))" office:value-type="float" office:value="0">
            <text:p>0</text:p>
          </table:table-cell>
          <table:table-cell table:style-name="ce1" table:formula="of:=INDIRECT(CONCATENATE(&quot;'Original Results'.$H&quot;; [.R$2]+[.$A10]))" office:value-type="float" office:value="0">
            <text:p>0</text:p>
          </table:table-cell>
          <table:table-cell table:style-name="ce1"/>
          <table:table-cell table:style-name="ce1" table:formula="of:=VALUE(MID(INDIRECT(CONCATENATE(&quot;'Original Results'.$F&quot;; [.X$2]+[.$A10]));1;LEN(INDIRECT(CONCATENATE(&quot;'Original Results'.$F&quot;; [.X$2]+[.$A10]))) - 2))" office:value-type="float" office:value="0">
            <text:p>Err:502</text:p>
          </table:table-cell>
          <table:table-cell table:style-name="ce1" table:formula="of:=VALUE(MID(INDIRECT(CONCATENATE(&quot;'Original Results'.$J&quot;; [.Y$2]+[.$A10]));1;LEN(INDIRECT(CONCATENATE(&quot;'Original Results'.$J&quot;; [.Y$2]+[.$A10]))) - 2))" office:value-type="float" office:value="0">
            <text:p>Err:502</text:p>
          </table:table-cell>
          <table:table-cell table:style-name="ce1" table:formula="of:=TRIM(INDIRECT(CONCATENATE(&quot;'Original Results'.$K&quot;; [.Y$2]+[.$A10])))">
            <text:p/>
          </table:table-cell>
          <table:table-cell table:style-name="ce1" table:formula="of:=INDIRECT(CONCATENATE(&quot;'Original Results'.$G&quot;; [.X$2]+[.$A10]))" office:value-type="float" office:value="0">
            <text:p>0</text:p>
          </table:table-cell>
          <table:table-cell table:style-name="ce1" table:formula="of:=INDIRECT(CONCATENATE(&quot;'Original Results'.$H&quot;; [.X$2]+[.$A10]))" office:value-type="float" office:value="0">
            <text:p>0</text:p>
          </table:table-cell>
          <table:table-cell table:style-name="ce1" table:number-columns-repeated="996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1" table:formula="of:=TRIM(INDIRECT(CONCATENATE(&quot;'Original Results'.$O&quot;; [.F$2]+[.$A11])))" office:value-type="string" office:string-value="TLS (Paulson's Model)">
            <text:p>TLS (Paulson's Model)</text:p>
          </table:table-cell>
          <table:table-cell table:style-name="ce1" table:formula="of:=INDIRECT(CONCATENATE(&quot;'Original Results'.$C&quot;; [.F$2]+[.$A11]))" office:value-type="float" office:value="4">
            <text:p>4</text:p>
          </table:table-cell>
          <table:table-cell table:style-name="ce1" table:formula="of:=INDIRECT(CONCATENATE(&quot;'Original Results'.$D&quot;; [.F$2]+[.$A11]))" office:value-type="float" office:value="2">
            <text:p>2</text:p>
          </table:table-cell>
          <table:table-cell table:style-name="ce1" table:formula="of:=INDIRECT(CONCATENATE(&quot;'Original Results'.$E&quot;; [.F$2]+[.$A11]))" office:value-type="float" office:value="1">
            <text:p>1</text:p>
          </table:table-cell>
          <table:table-cell table:style-name="ce1" table:formula="of:=VALUE(MID(INDIRECT(CONCATENATE(&quot;'Original Results'.$F&quot;; [.F$2]+[.$A11]));1;LEN(INDIRECT(CONCATENATE(&quot;'Original Results'.$F&quot;; [.F$2]+[.$A11]))) - 2))" office:value-type="float" office:value="0.32882">
            <text:p>0.33</text:p>
          </table:table-cell>
          <table:table-cell table:style-name="ce1" table:formula="of:=VALUE(MID(INDIRECT(CONCATENATE(&quot;'Original Results'.$J&quot;; [.G$2]+[.$A11]));1;LEN(INDIRECT(CONCATENATE(&quot;'Original Results'.$J&quot;; [.G$2]+[.$A11]))) - 2))" office:value-type="float" office:value="75.760199">
            <text:p>75.76</text:p>
          </table:table-cell>
          <table:table-cell table:style-name="ce1" table:formula="of:=TRIM(INDIRECT(CONCATENATE(&quot;'Original Results'.$K&quot;; [.G$2]+[.$A11])))" office:value-type="string" office:string-value="checked">
            <text:p>checked</text:p>
          </table:table-cell>
          <table:table-cell table:style-name="ce1" table:formula="of:=INDIRECT(CONCATENATE(&quot;'Original Results'.$G&quot;; [.F$2]+[.$A11]))" office:value-type="float" office:value="22">
            <text:p>22</text:p>
          </table:table-cell>
          <table:table-cell table:style-name="ce1" table:formula="of:=INDIRECT(CONCATENATE(&quot;'Original Results'.$H&quot;; [.F$2]+[.$A11]))" office:value-type="float" office:value="16">
            <text:p>16</text:p>
          </table:table-cell>
          <table:table-cell table:style-name="ce1"/>
          <table:table-cell table:style-name="ce1" table:formula="of:=VALUE(MID(INDIRECT(CONCATENATE(&quot;'Original Results'.$F&quot;; [.L$2]+[.$A11]));1;LEN(INDIRECT(CONCATENATE(&quot;'Original Results'.$F&quot;; [.L$2]+[.$A11]))) - 2))" office:value-type="float" office:value="0">
            <text:p>Err:502</text:p>
          </table:table-cell>
          <table:table-cell table:style-name="ce1" table:formula="of:=VALUE(MID(INDIRECT(CONCATENATE(&quot;'Original Results'.$J&quot;; [.M$2]+[.$A11]));1;LEN(INDIRECT(CONCATENATE(&quot;'Original Results'.$J&quot;; [.M$2]+[.$A11]))) - 2))" office:value-type="float" office:value="0">
            <text:p>Err:502</text:p>
          </table:table-cell>
          <table:table-cell table:style-name="ce1" table:formula="of:=TRIM(INDIRECT(CONCATENATE(&quot;'Original Results'.$K&quot;; [.M$2]+[.$A11])))">
            <text:p/>
          </table:table-cell>
          <table:table-cell table:style-name="ce1" table:formula="of:=INDIRECT(CONCATENATE(&quot;'Original Results'.$G&quot;; [.L$2]+[.$A11]))" office:value-type="float" office:value="0">
            <text:p>0</text:p>
          </table:table-cell>
          <table:table-cell table:style-name="ce1" table:formula="of:=INDIRECT(CONCATENATE(&quot;'Original Results'.$H&quot;; [.L$2]+[.$A11]))" office:value-type="float" office:value="0">
            <text:p>0</text:p>
          </table:table-cell>
          <table:table-cell table:style-name="ce1"/>
          <table:table-cell table:style-name="ce1" table:formula="of:=VALUE(MID(INDIRECT(CONCATENATE(&quot;'Original Results'.$F&quot;; [.R$2]+[.$A11]));1;LEN(INDIRECT(CONCATENATE(&quot;'Original Results'.$F&quot;; [.R$2]+[.$A11]))) - 2))" office:value-type="float" office:value="0">
            <text:p>Err:502</text:p>
          </table:table-cell>
          <table:table-cell table:style-name="ce1" table:formula="of:=VALUE(MID(INDIRECT(CONCATENATE(&quot;'Original Results'.$J&quot;; [.S$2]+[.$A11]));1;LEN(INDIRECT(CONCATENATE(&quot;'Original Results'.$J&quot;; [.S$2]+[.$A11]))) - 2))" office:value-type="float" office:value="0">
            <text:p>Err:502</text:p>
          </table:table-cell>
          <table:table-cell table:style-name="ce1" table:formula="of:=TRIM(INDIRECT(CONCATENATE(&quot;'Original Results'.$K&quot;; [.S$2]+[.$A11])))">
            <text:p/>
          </table:table-cell>
          <table:table-cell table:style-name="ce1" table:formula="of:=INDIRECT(CONCATENATE(&quot;'Original Results'.$G&quot;; [.R$2]+[.$A11]))" office:value-type="float" office:value="0">
            <text:p>0</text:p>
          </table:table-cell>
          <table:table-cell table:style-name="ce1" table:formula="of:=INDIRECT(CONCATENATE(&quot;'Original Results'.$H&quot;; [.R$2]+[.$A11]))" office:value-type="float" office:value="0">
            <text:p>0</text:p>
          </table:table-cell>
          <table:table-cell table:style-name="ce1"/>
          <table:table-cell table:style-name="ce1" table:formula="of:=VALUE(MID(INDIRECT(CONCATENATE(&quot;'Original Results'.$F&quot;; [.X$2]+[.$A11]));1;LEN(INDIRECT(CONCATENATE(&quot;'Original Results'.$F&quot;; [.X$2]+[.$A11]))) - 2))" office:value-type="float" office:value="0">
            <text:p>Err:502</text:p>
          </table:table-cell>
          <table:table-cell table:style-name="ce1" table:formula="of:=VALUE(MID(INDIRECT(CONCATENATE(&quot;'Original Results'.$J&quot;; [.Y$2]+[.$A11]));1;LEN(INDIRECT(CONCATENATE(&quot;'Original Results'.$J&quot;; [.Y$2]+[.$A11]))) - 2))" office:value-type="float" office:value="0">
            <text:p>Err:502</text:p>
          </table:table-cell>
          <table:table-cell table:style-name="ce1" table:formula="of:=TRIM(INDIRECT(CONCATENATE(&quot;'Original Results'.$K&quot;; [.Y$2]+[.$A11])))">
            <text:p/>
          </table:table-cell>
          <table:table-cell table:style-name="ce1" table:formula="of:=INDIRECT(CONCATENATE(&quot;'Original Results'.$G&quot;; [.X$2]+[.$A11]))" office:value-type="float" office:value="0">
            <text:p>0</text:p>
          </table:table-cell>
          <table:table-cell table:style-name="ce1" table:formula="of:=INDIRECT(CONCATENATE(&quot;'Original Results'.$H&quot;; [.X$2]+[.$A11]))" office:value-type="float" office:value="0">
            <text:p>0</text:p>
          </table:table-cell>
          <table:table-cell table:style-name="ce1" table:number-columns-repeated="996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/>
          <table:table-cell table:style-name="ce5" office:value-type="string">
            <text:p>Chain Rules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/>
          <table:table-cell table:style-name="ce6" table:formula="of:=[.B3]" office:value-type="string" office:string-value="Protocol">
            <text:p>Protocol</text:p>
          </table:table-cell>
          <table:table-cell table:style-name="ce6" table:formula="of:=[.H$2]" office:value-type="string" office:string-value="SR">
            <text:p>SR</text:p>
          </table:table-cell>
          <table:table-cell table:style-name="ce6" table:formula="of:=[.N$2]" office:value-type="string" office:string-value="SN">
            <text:p>SN</text:p>
          </table:table-cell>
          <table:table-cell table:style-name="ce6" table:formula="of:=[.T$2]" office:value-type="string" office:string-value="FR">
            <text:p>FR</text:p>
          </table:table-cell>
          <table:table-cell table:style-name="ce6" table:formula="of:=[.Z$2]" office:value-type="string" office:string-value="FN">
            <text:p>FN</text:p>
          </table:table-cell>
          <table:table-cell table:number-columns-repeated="1018"/>
        </table:table-row>
        <table:table-row table:style-name="ro1">
          <table:table-cell/>
          <table:table-cell table:formula="of:=[.B4]" office:value-type="string" office:string-value="Andrew Secure RPC">
            <text:p>Andrew Secure RPC</text:p>
          </table:table-cell>
          <table:table-cell table:style-name="Default" table:formula="of:=[.I4]" office:value-type="float" office:value="10">
            <text:p>10</text:p>
          </table:table-cell>
          <table:table-cell table:style-name="Default" table:formula="of:=[.O4]" office:value-type="float" office:value="0">
            <text:p>0</text:p>
          </table:table-cell>
          <table:table-cell table:style-name="Default" table:formula="of:=[.U4]" office:value-type="float" office:value="0">
            <text:p>0</text:p>
          </table:table-cell>
          <table:table-cell table:style-name="Default" table:formula="of:=[.AA4]" office:value-type="float" office:value="0">
            <text:p>0</text:p>
          </table:table-cell>
          <table:table-cell table:number-columns-repeated="1018"/>
        </table:table-row>
        <table:table-row table:style-name="ro1">
          <table:table-cell/>
          <table:table-cell table:formula="of:=[.B5]" office:value-type="string" office:string-value="Bilateral-Key Exchange">
            <text:p>Bilateral-Key Exchange</text:p>
          </table:table-cell>
          <table:table-cell table:style-name="Default" table:formula="of:=[.I5]" office:value-type="float" office:value="16">
            <text:p>16</text:p>
          </table:table-cell>
          <table:table-cell table:style-name="Default" table:formula="of:=[.O5]" office:value-type="float" office:value="0">
            <text:p>0</text:p>
          </table:table-cell>
          <table:table-cell table:style-name="Default" table:formula="of:=[.U5]" office:value-type="float" office:value="0">
            <text:p>0</text:p>
          </table:table-cell>
          <table:table-cell table:style-name="Default" table:formula="of:=[.AA5]" office:value-type="float" office:value="0">
            <text:p>0</text:p>
          </table:table-cell>
          <table:table-cell table:number-columns-repeated="1018"/>
        </table:table-row>
        <table:table-row table:style-name="ro1">
          <table:table-cell/>
          <table:table-cell table:formula="of:=[.B6]" office:value-type="string" office:string-value="Denning-Sacco">
            <text:p>Denning-Sacco</text:p>
          </table:table-cell>
          <table:table-cell table:style-name="Default" table:formula="of:=[.I6]" office:value-type="float" office:value="37">
            <text:p>37</text:p>
          </table:table-cell>
          <table:table-cell table:style-name="Default" table:formula="of:=[.O6]" office:value-type="float" office:value="0">
            <text:p>0</text:p>
          </table:table-cell>
          <table:table-cell table:style-name="Default" table:formula="of:=[.U6]" office:value-type="float" office:value="0">
            <text:p>0</text:p>
          </table:table-cell>
          <table:table-cell table:style-name="Default" table:formula="of:=[.AA6]" office:value-type="float" office:value="0">
            <text:p>0</text:p>
          </table:table-cell>
          <table:table-cell table:number-columns-repeated="1018"/>
        </table:table-row>
        <table:table-row table:style-name="ro1">
          <table:table-cell/>
          <table:table-cell table:formula="of:=[.B7]" office:value-type="string" office:string-value="NSL">
            <text:p>NSL</text:p>
          </table:table-cell>
          <table:table-cell table:style-name="Default" table:formula="of:=[.I7]" office:value-type="float" office:value="17">
            <text:p>17</text:p>
          </table:table-cell>
          <table:table-cell table:style-name="Default" table:formula="of:=[.O7]" office:value-type="float" office:value="0">
            <text:p>0</text:p>
          </table:table-cell>
          <table:table-cell table:style-name="Default" table:formula="of:=[.U7]" office:value-type="float" office:value="0">
            <text:p>0</text:p>
          </table:table-cell>
          <table:table-cell table:style-name="Default" table:formula="of:=[.AA7]" office:value-type="float" office:value="0">
            <text:p>0</text:p>
          </table:table-cell>
          <table:table-cell table:number-columns-repeated="1018"/>
        </table:table-row>
        <table:table-row table:style-name="ro1">
          <table:table-cell/>
          <table:table-cell table:formula="of:=[.B8]" office:value-type="string" office:string-value="TLS (simplified)">
            <text:p>TLS (simplified)</text:p>
          </table:table-cell>
          <table:table-cell table:style-name="Default" table:formula="of:=[.I8]" office:value-type="float" office:value="16">
            <text:p>16</text:p>
          </table:table-cell>
          <table:table-cell table:style-name="Default" table:formula="of:=[.O8]" office:value-type="float" office:value="0">
            <text:p>0</text:p>
          </table:table-cell>
          <table:table-cell table:style-name="Default" table:formula="of:=[.U8]" office:value-type="float" office:value="0">
            <text:p>0</text:p>
          </table:table-cell>
          <table:table-cell table:style-name="Default" table:formula="of:=[.AA8]" office:value-type="float" office:value="0">
            <text:p>0</text:p>
          </table:table-cell>
          <table:table-cell table:number-columns-repeated="1018"/>
        </table:table-row>
        <table:table-row table:style-name="ro1">
          <table:table-cell/>
          <table:table-cell table:formula="of:=[.B9]" office:value-type="string" office:string-value="Wide Mouthed Frog">
            <text:p>Wide Mouthed Frog</text:p>
          </table:table-cell>
          <table:table-cell table:style-name="Default" table:formula="of:=[.I9]" office:value-type="float" office:value="16">
            <text:p>16</text:p>
          </table:table-cell>
          <table:table-cell table:style-name="Default" table:formula="of:=[.O9]" office:value-type="float" office:value="0">
            <text:p>0</text:p>
          </table:table-cell>
          <table:table-cell table:style-name="Default" table:formula="of:=[.U9]" office:value-type="float" office:value="0">
            <text:p>0</text:p>
          </table:table-cell>
          <table:table-cell table:style-name="Default" table:formula="of:=[.AA9]" office:value-type="float" office:value="0">
            <text:p>0</text:p>
          </table:table-cell>
          <table:table-cell table:number-columns-repeated="1018"/>
        </table:table-row>
        <table:table-row table:style-name="ro1">
          <table:table-cell/>
          <table:table-cell table:formula="of:=[.B10]" office:value-type="string" office:string-value="Yahalom2">
            <text:p>Yahalom2</text:p>
          </table:table-cell>
          <table:table-cell table:style-name="Default" table:formula="of:=[.I10]" office:value-type="float" office:value="21">
            <text:p>21</text:p>
          </table:table-cell>
          <table:table-cell table:style-name="Default" table:formula="of:=[.O10]" office:value-type="float" office:value="0">
            <text:p>0</text:p>
          </table:table-cell>
          <table:table-cell table:style-name="Default" table:formula="of:=[.U10]" office:value-type="float" office:value="0">
            <text:p>0</text:p>
          </table:table-cell>
          <table:table-cell table:style-name="Default" table:formula="of:=[.AA10]" office:value-type="float" office:value="0">
            <text:p>0</text:p>
          </table:table-cell>
          <table:table-cell table:number-columns-repeated="1018"/>
        </table:table-row>
        <table:table-row table:style-name="ro1">
          <table:table-cell/>
          <table:table-cell table:formula="of:=[.B11]" office:value-type="string" office:string-value="TLS (Paulson's Model)">
            <text:p>TLS (Paulson's Model)</text:p>
          </table:table-cell>
          <table:table-cell table:style-name="Default" table:formula="of:=[.I11]" office:value-type="float" office:value="22">
            <text:p>22</text:p>
          </table:table-cell>
          <table:table-cell table:style-name="Default" table:formula="of:=[.O11]" office:value-type="float" office:value="0">
            <text:p>0</text:p>
          </table:table-cell>
          <table:table-cell table:style-name="Default" table:formula="of:=[.U11]" office:value-type="float" office:value="0">
            <text:p>0</text:p>
          </table:table-cell>
          <table:table-cell table:style-name="Default" table:formula="of:=[.AA11]" office:value-type="float" office:value="0">
            <text:p>0</text:p>
          </table:table-cell>
          <table:table-cell table:number-columns-repeated="1018"/>
        </table:table-row>
        <table:table-row table:style-name="ro1">
          <table:table-cell/>
          <table:table-cell table:formula="of:=[.B#REF!]" office:value-type="float" office:value="0">
            <text:p>#REF!</text:p>
          </table:table-cell>
          <table:table-cell table:style-name="Default" table:formula="of:=[.I#REF!]" office:value-type="float" office:value="0">
            <text:p>#REF!</text:p>
          </table:table-cell>
          <table:table-cell table:style-name="Default" table:formula="of:=[.O#REF!]" office:value-type="float" office:value="0">
            <text:p>#REF!</text:p>
          </table:table-cell>
          <table:table-cell table:style-name="Default" table:formula="of:=[.U#REF!]" office:value-type="float" office:value="0">
            <text:p>#REF!</text:p>
          </table:table-cell>
          <table:table-cell table:style-name="Default" table:formula="of:=[.AA#REF!]" office:value-type="float" office:value="0">
            <text:p>#REF!</text:p>
          </table:table-cell>
          <table:table-cell table:number-columns-repeated="1018"/>
        </table:table-row>
        <table:table-row table:style-name="ro1">
          <table:table-cell/>
          <table:table-cell table:formula="of:=[.B#REF!]" office:value-type="float" office:value="0">
            <text:p>#REF!</text:p>
          </table:table-cell>
          <table:table-cell table:style-name="Default" table:formula="of:=[.I#REF!]" office:value-type="float" office:value="0">
            <text:p>#REF!</text:p>
          </table:table-cell>
          <table:table-cell table:style-name="Default" table:formula="of:=[.O#REF!]" office:value-type="float" office:value="0">
            <text:p>#REF!</text:p>
          </table:table-cell>
          <table:table-cell table:style-name="Default" table:formula="of:=[.U#REF!]" office:value-type="float" office:value="0">
            <text:p>#REF!</text:p>
          </table:table-cell>
          <table:table-cell table:style-name="Default" table:formula="of:=[.AA#REF!]" office:value-type="float" office:value="0">
            <text:p>#REF!</text:p>
          </table:table-cell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/>
          <table:table-cell table:style-name="ce5" office:value-type="string">
            <text:p>Generation Time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/>
          <table:table-cell table:style-name="ce6" table:formula="of:=[.B15]" office:value-type="string" office:string-value="Protocol">
            <text:p>Protocol</text:p>
          </table:table-cell>
          <table:table-cell table:style-name="ce6" table:formula="of:=[.H$2]" office:value-type="string" office:string-value="SR">
            <text:p>SR</text:p>
          </table:table-cell>
          <table:table-cell table:style-name="ce6" table:formula="of:=[.N$2]" office:value-type="string" office:string-value="SN">
            <text:p>SN</text:p>
          </table:table-cell>
          <table:table-cell table:style-name="ce6" table:formula="of:=[.T$2]" office:value-type="string" office:string-value="FR">
            <text:p>FR</text:p>
          </table:table-cell>
          <table:table-cell table:style-name="ce6" table:formula="of:=[.Z$2]" office:value-type="string" office:string-value="FN">
            <text:p>FN</text:p>
          </table:table-cell>
          <table:table-cell table:number-columns-repeated="2"/>
          <table:table-cell office:value-type="string">
            <text:p>Shortest minus First</text:p>
          </table:table-cell>
          <table:table-cell table:number-columns-repeated="1015"/>
        </table:table-row>
        <table:table-row table:style-name="ro1">
          <table:table-cell/>
          <table:table-cell table:formula="of:=[.B16]" office:value-type="string" office:string-value="Andrew Secure RPC">
            <text:p>Andrew Secure RPC</text:p>
          </table:table-cell>
          <table:table-cell table:formula="of:=[.F4]" office:value-type="float" office:value="0.029249">
            <text:p>0.0292</text:p>
          </table:table-cell>
          <table:table-cell table:formula="of:=[.L4]" office:value-type="float" office:value="0">
            <text:p>Err:502</text:p>
          </table:table-cell>
          <table:table-cell table:formula="of:=[.R4]" office:value-type="float" office:value="0">
            <text:p>Err:502</text:p>
          </table:table-cell>
          <table:table-cell table:formula="of:=[.X4]" office:value-type="float" office:value="0">
            <text:p>Err:502</text:p>
          </table:table-cell>
          <table:table-cell table:style-name="ce7" table:number-columns-repeated="2"/>
          <table:table-cell table:style-name="ce7" table:formula="of:=[.C30]-[.E30]" office:value-type="float" office:value="0">
            <text:p>Err:502</text:p>
          </table:table-cell>
          <table:table-cell table:style-name="ce7" table:formula="of:=[.D30]-[.F30]" office:value-type="float" office:value="0">
            <text:p>Err:502</text:p>
          </table:table-cell>
          <table:table-cell table:number-columns-repeated="1014"/>
        </table:table-row>
        <table:table-row table:style-name="ro1">
          <table:table-cell/>
          <table:table-cell table:formula="of:=[.B17]" office:value-type="string" office:string-value="Bilateral-Key Exchange">
            <text:p>Bilateral-Key Exchange</text:p>
          </table:table-cell>
          <table:table-cell table:formula="of:=[.F5]" office:value-type="float" office:value="0.026151">
            <text:p>0.0262</text:p>
          </table:table-cell>
          <table:table-cell table:formula="of:=[.L5]" office:value-type="float" office:value="0">
            <text:p>Err:502</text:p>
          </table:table-cell>
          <table:table-cell table:formula="of:=[.R5]" office:value-type="float" office:value="0">
            <text:p>Err:502</text:p>
          </table:table-cell>
          <table:table-cell table:formula="of:=[.X5]" office:value-type="float" office:value="0">
            <text:p>Err:502</text:p>
          </table:table-cell>
          <table:table-cell table:style-name="ce7" table:number-columns-repeated="2"/>
          <table:table-cell table:style-name="ce7" table:formula="of:=[.C31]-[.E31]" office:value-type="float" office:value="0">
            <text:p>Err:502</text:p>
          </table:table-cell>
          <table:table-cell table:style-name="ce7" table:formula="of:=[.D31]-[.F31]" office:value-type="float" office:value="0">
            <text:p>Err:502</text:p>
          </table:table-cell>
          <table:table-cell table:number-columns-repeated="1014"/>
        </table:table-row>
        <table:table-row table:style-name="ro1">
          <table:table-cell/>
          <table:table-cell table:formula="of:=[.B18]" office:value-type="string" office:string-value="Denning-Sacco">
            <text:p>Denning-Sacco</text:p>
          </table:table-cell>
          <table:table-cell table:formula="of:=[.F6]" office:value-type="float" office:value="0.389645">
            <text:p>0.3896</text:p>
          </table:table-cell>
          <table:table-cell table:formula="of:=[.L6]" office:value-type="float" office:value="0">
            <text:p>Err:502</text:p>
          </table:table-cell>
          <table:table-cell table:formula="of:=[.R6]" office:value-type="float" office:value="0">
            <text:p>Err:502</text:p>
          </table:table-cell>
          <table:table-cell table:formula="of:=[.X6]" office:value-type="float" office:value="0">
            <text:p>Err:502</text:p>
          </table:table-cell>
          <table:table-cell table:style-name="ce7" table:number-columns-repeated="2"/>
          <table:table-cell table:style-name="ce7" table:formula="of:=[.C32]-[.E32]" office:value-type="float" office:value="0">
            <text:p>Err:502</text:p>
          </table:table-cell>
          <table:table-cell table:style-name="ce7" table:formula="of:=[.D32]-[.F32]" office:value-type="float" office:value="0">
            <text:p>Err:502</text:p>
          </table:table-cell>
          <table:table-cell table:number-columns-repeated="1014"/>
        </table:table-row>
        <table:table-row table:style-name="ro1">
          <table:table-cell/>
          <table:table-cell table:formula="of:=[.B19]" office:value-type="string" office:string-value="NSL">
            <text:p>NSL</text:p>
          </table:table-cell>
          <table:table-cell table:formula="of:=[.F7]" office:value-type="float" office:value="0.032506">
            <text:p>0.0325</text:p>
          </table:table-cell>
          <table:table-cell table:formula="of:=[.L7]" office:value-type="float" office:value="0">
            <text:p>Err:502</text:p>
          </table:table-cell>
          <table:table-cell table:formula="of:=[.R7]" office:value-type="float" office:value="0">
            <text:p>Err:502</text:p>
          </table:table-cell>
          <table:table-cell table:formula="of:=[.X7]" office:value-type="float" office:value="0">
            <text:p>Err:502</text:p>
          </table:table-cell>
          <table:table-cell table:style-name="ce7" table:number-columns-repeated="2"/>
          <table:table-cell table:style-name="ce7" table:formula="of:=[.C33]-[.E33]" office:value-type="float" office:value="0">
            <text:p>Err:502</text:p>
          </table:table-cell>
          <table:table-cell table:style-name="ce7" table:formula="of:=[.D33]-[.F33]" office:value-type="float" office:value="0">
            <text:p>Err:502</text:p>
          </table:table-cell>
          <table:table-cell table:number-columns-repeated="1014"/>
        </table:table-row>
        <table:table-row table:style-name="ro1">
          <table:table-cell/>
          <table:table-cell table:formula="of:=[.B20]" office:value-type="string" office:string-value="TLS (simplified)">
            <text:p>TLS (simplified)</text:p>
          </table:table-cell>
          <table:table-cell table:formula="of:=[.F8]" office:value-type="float" office:value="0.137727">
            <text:p>0.1377</text:p>
          </table:table-cell>
          <table:table-cell table:formula="of:=[.L8]" office:value-type="float" office:value="0">
            <text:p>Err:502</text:p>
          </table:table-cell>
          <table:table-cell table:formula="of:=[.R8]" office:value-type="float" office:value="0">
            <text:p>Err:502</text:p>
          </table:table-cell>
          <table:table-cell table:formula="of:=[.X8]" office:value-type="float" office:value="0">
            <text:p>Err:502</text:p>
          </table:table-cell>
          <table:table-cell table:style-name="ce7" table:number-columns-repeated="2"/>
          <table:table-cell table:style-name="ce7" table:formula="of:=[.C34]-[.E34]" office:value-type="float" office:value="0">
            <text:p>Err:502</text:p>
          </table:table-cell>
          <table:table-cell table:style-name="ce7" table:formula="of:=[.D34]-[.F34]" office:value-type="float" office:value="0">
            <text:p>Err:502</text:p>
          </table:table-cell>
          <table:table-cell table:number-columns-repeated="1014"/>
        </table:table-row>
        <table:table-row table:style-name="ro1">
          <table:table-cell/>
          <table:table-cell table:formula="of:=[.B21]" office:value-type="string" office:string-value="Wide Mouthed Frog">
            <text:p>Wide Mouthed Frog</text:p>
          </table:table-cell>
          <table:table-cell table:formula="of:=[.F9]" office:value-type="float" office:value="0.058907">
            <text:p>0.0589</text:p>
          </table:table-cell>
          <table:table-cell table:formula="of:=[.L9]" office:value-type="float" office:value="0">
            <text:p>Err:502</text:p>
          </table:table-cell>
          <table:table-cell table:formula="of:=[.R9]" office:value-type="float" office:value="0">
            <text:p>Err:502</text:p>
          </table:table-cell>
          <table:table-cell table:formula="of:=[.X9]" office:value-type="float" office:value="0">
            <text:p>Err:502</text:p>
          </table:table-cell>
          <table:table-cell table:style-name="ce7" table:number-columns-repeated="2"/>
          <table:table-cell table:style-name="ce7" table:formula="of:=[.C35]-[.E35]" office:value-type="float" office:value="0">
            <text:p>Err:502</text:p>
          </table:table-cell>
          <table:table-cell table:style-name="ce7" table:formula="of:=[.D35]-[.F35]" office:value-type="float" office:value="0">
            <text:p>Err:502</text:p>
          </table:table-cell>
          <table:table-cell table:number-columns-repeated="1014"/>
        </table:table-row>
        <table:table-row table:style-name="ro1">
          <table:table-cell/>
          <table:table-cell table:formula="of:=[.B22]" office:value-type="string" office:string-value="Yahalom2">
            <text:p>Yahalom2</text:p>
          </table:table-cell>
          <table:table-cell table:formula="of:=[.F10]" office:value-type="float" office:value="0.174532">
            <text:p>0.1745</text:p>
          </table:table-cell>
          <table:table-cell table:formula="of:=[.L10]" office:value-type="float" office:value="0">
            <text:p>Err:502</text:p>
          </table:table-cell>
          <table:table-cell table:formula="of:=[.R10]" office:value-type="float" office:value="0">
            <text:p>Err:502</text:p>
          </table:table-cell>
          <table:table-cell table:formula="of:=[.X10]" office:value-type="float" office:value="0">
            <text:p>Err:502</text:p>
          </table:table-cell>
          <table:table-cell table:style-name="ce7" table:number-columns-repeated="2"/>
          <table:table-cell table:style-name="ce7" table:formula="of:=[.C36]-[.E36]" office:value-type="float" office:value="0">
            <text:p>Err:502</text:p>
          </table:table-cell>
          <table:table-cell table:style-name="ce7" table:formula="of:=[.D36]-[.F36]" office:value-type="float" office:value="0">
            <text:p>Err:502</text:p>
          </table:table-cell>
          <table:table-cell table:number-columns-repeated="1014"/>
        </table:table-row>
        <table:table-row table:style-name="ro1">
          <table:table-cell/>
          <table:table-cell table:formula="of:=[.B23]" office:value-type="string" office:string-value="TLS (Paulson's Model)">
            <text:p>TLS (Paulson's Model)</text:p>
          </table:table-cell>
          <table:table-cell table:formula="of:=[.F11]" office:value-type="float" office:value="0.32882">
            <text:p>0.3288</text:p>
          </table:table-cell>
          <table:table-cell table:formula="of:=[.L11]" office:value-type="float" office:value="0">
            <text:p>Err:502</text:p>
          </table:table-cell>
          <table:table-cell table:formula="of:=[.R11]" office:value-type="float" office:value="0">
            <text:p>Err:502</text:p>
          </table:table-cell>
          <table:table-cell table:formula="of:=[.X11]" office:value-type="float" office:value="0">
            <text:p>Err:502</text:p>
          </table:table-cell>
          <table:table-cell table:style-name="ce7" table:number-columns-repeated="2"/>
          <table:table-cell table:style-name="ce7" table:formula="of:=[.C37]-[.E37]" office:value-type="float" office:value="0">
            <text:p>Err:502</text:p>
          </table:table-cell>
          <table:table-cell table:style-name="ce7" table:formula="of:=[.D37]-[.F37]" office:value-type="float" office:value="0">
            <text:p>Err:502</text:p>
          </table:table-cell>
          <table:table-cell table:number-columns-repeated="1014"/>
        </table:table-row>
        <table:table-row table:style-name="ro1">
          <table:table-cell/>
          <table:table-cell table:formula="of:=[.B24]" office:value-type="float" office:value="0">
            <text:p>#REF!</text:p>
          </table:table-cell>
          <table:table-cell table:formula="of:=[.F#REF!]" office:value-type="float" office:value="0">
            <text:p>#REF!</text:p>
          </table:table-cell>
          <table:table-cell table:formula="of:=[.L#REF!]" office:value-type="float" office:value="0">
            <text:p>#REF!</text:p>
          </table:table-cell>
          <table:table-cell table:formula="of:=[.R#REF!]" office:value-type="float" office:value="0">
            <text:p>#REF!</text:p>
          </table:table-cell>
          <table:table-cell table:formula="of:=[.X#REF!]" office:value-type="float" office:value="0">
            <text:p>#REF!</text:p>
          </table:table-cell>
          <table:table-cell table:style-name="ce7" table:number-columns-repeated="2"/>
          <table:table-cell table:style-name="ce7" table:formula="of:=[.C38]-[.E38]" office:value-type="float" office:value="0">
            <text:p>#REF!</text:p>
          </table:table-cell>
          <table:table-cell table:style-name="ce7" table:formula="of:=[.D38]-[.F38]" office:value-type="float" office:value="0">
            <text:p>#REF!</text:p>
          </table:table-cell>
          <table:table-cell table:number-columns-repeated="1014"/>
        </table:table-row>
        <table:table-row table:style-name="ro1">
          <table:table-cell/>
          <table:table-cell table:formula="of:=[.B25]" office:value-type="float" office:value="0">
            <text:p>#REF!</text:p>
          </table:table-cell>
          <table:table-cell table:formula="of:=[.F#REF!]" office:value-type="float" office:value="0">
            <text:p>#REF!</text:p>
          </table:table-cell>
          <table:table-cell table:formula="of:=[.L#REF!]" office:value-type="float" office:value="0">
            <text:p>#REF!</text:p>
          </table:table-cell>
          <table:table-cell table:formula="of:=[.R#REF!]" office:value-type="float" office:value="0">
            <text:p>#REF!</text:p>
          </table:table-cell>
          <table:table-cell table:formula="of:=[.X#REF!]" office:value-type="float" office:value="0">
            <text:p>#REF!</text:p>
          </table:table-cell>
          <table:table-cell table:style-name="ce7" table:number-columns-repeated="2"/>
          <table:table-cell table:style-name="ce7" table:formula="of:=[.C39]-[.E39]" office:value-type="float" office:value="0">
            <text:p>#REF!</text:p>
          </table:table-cell>
          <table:table-cell table:style-name="ce7" table:formula="of:=[.D39]-[.F39]" office:value-type="float" office:value="0">
            <text:p>#REF!</text:p>
          </table:table-cell>
          <table:table-cell table:number-columns-repeated="1014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/>
          <table:table-cell table:style-name="ce5" office:value-type="string">
            <text:p>Checking Time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/>
          <table:table-cell table:style-name="ce6" table:formula="of:=[.B29]" office:value-type="string" office:string-value="Protocol">
            <text:p>Protocol</text:p>
          </table:table-cell>
          <table:table-cell table:style-name="ce6" table:formula="of:=[.H$2]" office:value-type="string" office:string-value="SR">
            <text:p>SR</text:p>
          </table:table-cell>
          <table:table-cell table:style-name="ce6" table:formula="of:=[.N$2]" office:value-type="string" office:string-value="SN">
            <text:p>SN</text:p>
          </table:table-cell>
          <table:table-cell table:style-name="ce6" table:formula="of:=[.T$2]" office:value-type="string" office:string-value="FR">
            <text:p>FR</text:p>
          </table:table-cell>
          <table:table-cell table:style-name="ce6" table:formula="of:=[.Z$2]" office:value-type="string" office:string-value="FN">
            <text:p>FN</text:p>
          </table:table-cell>
          <table:table-cell table:number-columns-repeated="2"/>
          <table:table-cell office:value-type="string">
            <text:p>Shortest minus First</text:p>
          </table:table-cell>
          <table:table-cell table:number-columns-repeated="1015"/>
        </table:table-row>
        <table:table-row table:style-name="ro1">
          <table:table-cell/>
          <table:table-cell table:formula="of:=[.B30]" office:value-type="string" office:string-value="Andrew Secure RPC">
            <text:p>Andrew Secure RPC</text:p>
          </table:table-cell>
          <table:table-cell table:formula="of:=[.G4]" office:value-type="float" office:value="11.605609">
            <text:p>11.6056</text:p>
          </table:table-cell>
          <table:table-cell table:formula="of:=[.M4]" office:value-type="float" office:value="0">
            <text:p>Err:502</text:p>
          </table:table-cell>
          <table:table-cell table:formula="of:=[.S4]" office:value-type="float" office:value="0">
            <text:p>Err:502</text:p>
          </table:table-cell>
          <table:table-cell table:formula="of:=[.Y4]" office:value-type="float" office:value="0">
            <text:p>Err:502</text:p>
          </table:table-cell>
          <table:table-cell table:style-name="ce7" table:number-columns-repeated="2"/>
          <table:table-cell table:style-name="ce7" table:formula="of:=[.C44]-[.E44]" office:value-type="float" office:value="0">
            <text:p>Err:502</text:p>
          </table:table-cell>
          <table:table-cell table:style-name="ce7" table:formula="of:=[.D44]-[.F44]" office:value-type="float" office:value="0">
            <text:p>Err:502</text:p>
          </table:table-cell>
          <table:table-cell table:number-columns-repeated="1014"/>
        </table:table-row>
        <table:table-row table:style-name="ro1">
          <table:table-cell/>
          <table:table-cell table:formula="of:=[.B31]" office:value-type="string" office:string-value="Bilateral-Key Exchange">
            <text:p>Bilateral-Key Exchange</text:p>
          </table:table-cell>
          <table:table-cell table:formula="of:=[.G5]" office:value-type="float" office:value="13.687625">
            <text:p>13.6876</text:p>
          </table:table-cell>
          <table:table-cell table:formula="of:=[.M5]" office:value-type="float" office:value="0">
            <text:p>Err:502</text:p>
          </table:table-cell>
          <table:table-cell table:formula="of:=[.S5]" office:value-type="float" office:value="0">
            <text:p>Err:502</text:p>
          </table:table-cell>
          <table:table-cell table:formula="of:=[.Y5]" office:value-type="float" office:value="0">
            <text:p>Err:502</text:p>
          </table:table-cell>
          <table:table-cell table:style-name="ce7" table:number-columns-repeated="2"/>
          <table:table-cell table:style-name="ce7" table:formula="of:=[.C45]-[.E45]" office:value-type="float" office:value="0">
            <text:p>Err:502</text:p>
          </table:table-cell>
          <table:table-cell table:style-name="ce7" table:formula="of:=[.D45]-[.F45]" office:value-type="float" office:value="0">
            <text:p>Err:502</text:p>
          </table:table-cell>
          <table:table-cell table:number-columns-repeated="1014"/>
        </table:table-row>
        <table:table-row table:style-name="ro1">
          <table:table-cell/>
          <table:table-cell table:formula="of:=[.B32]" office:value-type="string" office:string-value="Denning-Sacco">
            <text:p>Denning-Sacco</text:p>
          </table:table-cell>
          <table:table-cell table:formula="of:=[.G6]" office:value-type="float" office:value="55.546648">
            <text:p>55.5466</text:p>
          </table:table-cell>
          <table:table-cell table:formula="of:=[.M6]" office:value-type="float" office:value="0">
            <text:p>Err:502</text:p>
          </table:table-cell>
          <table:table-cell table:formula="of:=[.S6]" office:value-type="float" office:value="0">
            <text:p>Err:502</text:p>
          </table:table-cell>
          <table:table-cell table:formula="of:=[.Y6]" office:value-type="float" office:value="0">
            <text:p>Err:502</text:p>
          </table:table-cell>
          <table:table-cell table:style-name="ce7" table:number-columns-repeated="2"/>
          <table:table-cell table:style-name="ce7" table:formula="of:=[.C46]-[.E46]" office:value-type="float" office:value="0">
            <text:p>Err:502</text:p>
          </table:table-cell>
          <table:table-cell table:style-name="ce7" table:formula="of:=[.D46]-[.F46]" office:value-type="float" office:value="0">
            <text:p>Err:502</text:p>
          </table:table-cell>
          <table:table-cell table:number-columns-repeated="1014"/>
        </table:table-row>
        <table:table-row table:style-name="ro1">
          <table:table-cell/>
          <table:table-cell table:formula="of:=[.B33]" office:value-type="string" office:string-value="NSL">
            <text:p>NSL</text:p>
          </table:table-cell>
          <table:table-cell table:formula="of:=[.G7]" office:value-type="float" office:value="11.73075">
            <text:p>11.7308</text:p>
          </table:table-cell>
          <table:table-cell table:formula="of:=[.M7]" office:value-type="float" office:value="0">
            <text:p>Err:502</text:p>
          </table:table-cell>
          <table:table-cell table:formula="of:=[.S7]" office:value-type="float" office:value="0">
            <text:p>Err:502</text:p>
          </table:table-cell>
          <table:table-cell table:formula="of:=[.Y7]" office:value-type="float" office:value="0">
            <text:p>Err:502</text:p>
          </table:table-cell>
          <table:table-cell table:style-name="ce7" table:number-columns-repeated="2"/>
          <table:table-cell table:style-name="ce7" table:formula="of:=[.C47]-[.E47]" office:value-type="float" office:value="0">
            <text:p>Err:502</text:p>
          </table:table-cell>
          <table:table-cell table:style-name="ce7" table:formula="of:=[.D47]-[.F47]" office:value-type="float" office:value="0">
            <text:p>Err:502</text:p>
          </table:table-cell>
          <table:table-cell table:number-columns-repeated="1014"/>
        </table:table-row>
        <table:table-row table:style-name="ro1">
          <table:table-cell/>
          <table:table-cell table:formula="of:=[.B34]" office:value-type="string" office:string-value="TLS (simplified)">
            <text:p>TLS (simplified)</text:p>
          </table:table-cell>
          <table:table-cell table:formula="of:=[.G8]" office:value-type="float" office:value="14.964595">
            <text:p>14.9646</text:p>
          </table:table-cell>
          <table:table-cell table:formula="of:=[.M8]" office:value-type="float" office:value="0">
            <text:p>Err:502</text:p>
          </table:table-cell>
          <table:table-cell table:formula="of:=[.S8]" office:value-type="float" office:value="0">
            <text:p>Err:502</text:p>
          </table:table-cell>
          <table:table-cell table:formula="of:=[.Y8]" office:value-type="float" office:value="0">
            <text:p>Err:502</text:p>
          </table:table-cell>
          <table:table-cell table:style-name="ce7" table:number-columns-repeated="2"/>
          <table:table-cell table:style-name="ce7" table:formula="of:=[.C48]-[.E48]" office:value-type="float" office:value="0">
            <text:p>Err:502</text:p>
          </table:table-cell>
          <table:table-cell table:style-name="ce7" table:formula="of:=[.D48]-[.F48]" office:value-type="float" office:value="0">
            <text:p>Err:502</text:p>
          </table:table-cell>
          <table:table-cell table:number-columns-repeated="1014"/>
        </table:table-row>
        <table:table-row table:style-name="ro1">
          <table:table-cell/>
          <table:table-cell table:formula="of:=[.B35]" office:value-type="string" office:string-value="Wide Mouthed Frog">
            <text:p>Wide Mouthed Frog</text:p>
          </table:table-cell>
          <table:table-cell table:formula="of:=[.G9]" office:value-type="float" office:value="15.314954">
            <text:p>15.3150</text:p>
          </table:table-cell>
          <table:table-cell table:formula="of:=[.M9]" office:value-type="float" office:value="0">
            <text:p>Err:502</text:p>
          </table:table-cell>
          <table:table-cell table:formula="of:=[.S9]" office:value-type="float" office:value="0">
            <text:p>Err:502</text:p>
          </table:table-cell>
          <table:table-cell table:formula="of:=[.Y9]" office:value-type="float" office:value="0">
            <text:p>Err:502</text:p>
          </table:table-cell>
          <table:table-cell table:style-name="ce7" table:number-columns-repeated="2"/>
          <table:table-cell table:style-name="ce7" table:formula="of:=[.C49]-[.E49]" office:value-type="float" office:value="0">
            <text:p>Err:502</text:p>
          </table:table-cell>
          <table:table-cell table:style-name="ce7" table:formula="of:=[.D49]-[.F49]" office:value-type="float" office:value="0">
            <text:p>Err:502</text:p>
          </table:table-cell>
          <table:table-cell table:number-columns-repeated="1014"/>
        </table:table-row>
        <table:table-row table:style-name="ro1">
          <table:table-cell/>
          <table:table-cell table:formula="of:=[.B36]" office:value-type="string" office:string-value="Yahalom2">
            <text:p>Yahalom2</text:p>
          </table:table-cell>
          <table:table-cell table:formula="of:=[.G10]" office:value-type="float" office:value="28.35644">
            <text:p>28.3564</text:p>
          </table:table-cell>
          <table:table-cell table:formula="of:=[.M10]" office:value-type="float" office:value="0">
            <text:p>Err:502</text:p>
          </table:table-cell>
          <table:table-cell table:formula="of:=[.S10]" office:value-type="float" office:value="0">
            <text:p>Err:502</text:p>
          </table:table-cell>
          <table:table-cell table:formula="of:=[.Y10]" office:value-type="float" office:value="0">
            <text:p>Err:502</text:p>
          </table:table-cell>
          <table:table-cell table:style-name="ce7" table:number-columns-repeated="2"/>
          <table:table-cell table:style-name="ce7" table:formula="of:=[.C50]-[.E50]" office:value-type="float" office:value="0">
            <text:p>Err:502</text:p>
          </table:table-cell>
          <table:table-cell table:style-name="ce7" table:formula="of:=[.D50]-[.F50]" office:value-type="float" office:value="0">
            <text:p>Err:502</text:p>
          </table:table-cell>
          <table:table-cell table:number-columns-repeated="1014"/>
        </table:table-row>
        <table:table-row table:style-name="ro1">
          <table:table-cell/>
          <table:table-cell table:formula="of:=[.B37]" office:value-type="string" office:string-value="TLS (Paulson's Model)">
            <text:p>TLS (Paulson's Model)</text:p>
          </table:table-cell>
          <table:table-cell table:formula="of:=[.G11]" office:value-type="float" office:value="75.760199">
            <text:p>75.7602</text:p>
          </table:table-cell>
          <table:table-cell table:formula="of:=[.M11]" office:value-type="float" office:value="0">
            <text:p>Err:502</text:p>
          </table:table-cell>
          <table:table-cell table:formula="of:=[.S11]" office:value-type="float" office:value="0">
            <text:p>Err:502</text:p>
          </table:table-cell>
          <table:table-cell table:formula="of:=[.Y11]" office:value-type="float" office:value="0">
            <text:p>Err:502</text:p>
          </table:table-cell>
          <table:table-cell table:style-name="ce7" table:number-columns-repeated="2"/>
          <table:table-cell table:style-name="ce7" table:formula="of:=[.C51]-[.E51]" office:value-type="float" office:value="0">
            <text:p>Err:502</text:p>
          </table:table-cell>
          <table:table-cell table:style-name="ce7" table:formula="of:=[.D51]-[.F51]" office:value-type="float" office:value="0">
            <text:p>Err:502</text:p>
          </table:table-cell>
          <table:table-cell table:number-columns-repeated="1014"/>
        </table:table-row>
        <table:table-row table:style-name="ro1">
          <table:table-cell/>
          <table:table-cell table:formula="of:=[.B38]" office:value-type="float" office:value="0">
            <text:p>#REF!</text:p>
          </table:table-cell>
          <table:table-cell table:formula="of:=[.G#REF!]" office:value-type="float" office:value="0">
            <text:p>#REF!</text:p>
          </table:table-cell>
          <table:table-cell table:formula="of:=[.M#REF!]" office:value-type="float" office:value="0">
            <text:p>#REF!</text:p>
          </table:table-cell>
          <table:table-cell table:formula="of:=[.S#REF!]" office:value-type="float" office:value="0">
            <text:p>#REF!</text:p>
          </table:table-cell>
          <table:table-cell table:formula="of:=[.Y#REF!]" office:value-type="float" office:value="0">
            <text:p>#REF!</text:p>
          </table:table-cell>
          <table:table-cell table:style-name="ce7" table:number-columns-repeated="2"/>
          <table:table-cell table:style-name="ce7" table:formula="of:=[.C52]-[.E52]" office:value-type="float" office:value="0">
            <text:p>#REF!</text:p>
          </table:table-cell>
          <table:table-cell table:style-name="ce7" table:formula="of:=[.D52]-[.F52]" office:value-type="float" office:value="0">
            <text:p>#REF!</text:p>
          </table:table-cell>
          <table:table-cell table:number-columns-repeated="1014"/>
        </table:table-row>
        <table:table-row table:style-name="ro1">
          <table:table-cell/>
          <table:table-cell table:formula="of:=[.B39]" office:value-type="float" office:value="0">
            <text:p>#REF!</text:p>
          </table:table-cell>
          <table:table-cell table:formula="of:=[.G#REF!]" office:value-type="float" office:value="0">
            <text:p>#REF!</text:p>
          </table:table-cell>
          <table:table-cell table:formula="of:=[.M#REF!]" office:value-type="float" office:value="0">
            <text:p>#REF!</text:p>
          </table:table-cell>
          <table:table-cell table:formula="of:=[.S#REF!]" office:value-type="float" office:value="0">
            <text:p>#REF!</text:p>
          </table:table-cell>
          <table:table-cell table:formula="of:=[.Y#REF!]" office:value-type="float" office:value="0">
            <text:p>#REF!</text:p>
          </table:table-cell>
          <table:table-cell table:style-name="ce7" table:number-columns-repeated="2"/>
          <table:table-cell table:style-name="ce7" table:formula="of:=[.C53]-[.E53]" office:value-type="float" office:value="0">
            <text:p>#REF!</text:p>
          </table:table-cell>
          <table:table-cell table:style-name="ce7" table:formula="of:=[.D53]-[.F53]" office:value-type="float" office:value="0">
            <text:p>#REF!</text:p>
          </table:table-cell>
          <table:table-cell table:number-columns-repeated="1014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/>
          <table:table-cell table:style-name="ce5" office:value-type="string">
            <text:p>Checking/#Chains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/>
          <table:table-cell table:style-name="ce6" table:formula="of:=[.B43]" office:value-type="string" office:string-value="Protocol">
            <text:p>Protocol</text:p>
          </table:table-cell>
          <table:table-cell table:style-name="ce6" table:formula="of:=[.H$2]" office:value-type="string" office:string-value="SR">
            <text:p>SR</text:p>
          </table:table-cell>
          <table:table-cell table:style-name="ce6" table:formula="of:=[.N$2]" office:value-type="string" office:string-value="SN">
            <text:p>SN</text:p>
          </table:table-cell>
          <table:table-cell table:style-name="ce6" table:formula="of:=[.T$2]" office:value-type="string" office:string-value="FR">
            <text:p>FR</text:p>
          </table:table-cell>
          <table:table-cell table:style-name="ce6" table:formula="of:=[.Z$2]" office:value-type="string" office:string-value="FN">
            <text:p>FN</text:p>
          </table:table-cell>
          <table:table-cell table:number-columns-repeated="1018"/>
        </table:table-row>
        <table:table-row table:style-name="ro1">
          <table:table-cell/>
          <table:table-cell table:formula="of:=[.B44]" office:value-type="string" office:string-value="Andrew Secure RPC">
            <text:p>Andrew Secure RPC</text:p>
          </table:table-cell>
          <table:table-cell table:formula="of:=[.C44]/[.C16]" office:value-type="float" office:value="1.1605609">
            <text:p>1.1606</text:p>
          </table:table-cell>
          <table:table-cell table:formula="of:=[.D44]/[.D16]" office:value-type="float" office:value="0">
            <text:p>Err:502</text:p>
          </table:table-cell>
          <table:table-cell table:formula="of:=[.E44]/[.E16]" office:value-type="float" office:value="0">
            <text:p>Err:502</text:p>
          </table:table-cell>
          <table:table-cell table:formula="of:=[.F44]/[.F16]" office:value-type="float" office:value="0">
            <text:p>Err:502</text:p>
          </table:table-cell>
          <table:table-cell table:number-columns-repeated="1018"/>
        </table:table-row>
        <table:table-row table:style-name="ro1">
          <table:table-cell/>
          <table:table-cell table:formula="of:=[.B45]" office:value-type="string" office:string-value="Bilateral-Key Exchange">
            <text:p>Bilateral-Key Exchange</text:p>
          </table:table-cell>
          <table:table-cell table:formula="of:=[.C45]/[.C17]" office:value-type="float" office:value="0.8554765625">
            <text:p>0.8555</text:p>
          </table:table-cell>
          <table:table-cell table:formula="of:=[.D45]/[.D17]" office:value-type="float" office:value="0">
            <text:p>Err:502</text:p>
          </table:table-cell>
          <table:table-cell table:formula="of:=[.E45]/[.E17]" office:value-type="float" office:value="0">
            <text:p>Err:502</text:p>
          </table:table-cell>
          <table:table-cell table:formula="of:=[.F45]/[.F17]" office:value-type="float" office:value="0">
            <text:p>Err:502</text:p>
          </table:table-cell>
          <table:table-cell table:number-columns-repeated="1018"/>
        </table:table-row>
        <table:table-row table:style-name="ro1">
          <table:table-cell/>
          <table:table-cell table:formula="of:=[.B46]" office:value-type="string" office:string-value="Denning-Sacco">
            <text:p>Denning-Sacco</text:p>
          </table:table-cell>
          <table:table-cell table:formula="of:=[.C46]/[.C18]" office:value-type="float" office:value="1.50126075675676">
            <text:p>1.5013</text:p>
          </table:table-cell>
          <table:table-cell table:formula="of:=[.D46]/[.D18]" office:value-type="float" office:value="0">
            <text:p>Err:502</text:p>
          </table:table-cell>
          <table:table-cell table:formula="of:=[.E46]/[.E18]" office:value-type="float" office:value="0">
            <text:p>Err:502</text:p>
          </table:table-cell>
          <table:table-cell table:formula="of:=[.F46]/[.F18]" office:value-type="float" office:value="0">
            <text:p>Err:502</text:p>
          </table:table-cell>
          <table:table-cell table:number-columns-repeated="1018"/>
        </table:table-row>
        <table:table-row table:style-name="ro1">
          <table:table-cell/>
          <table:table-cell table:formula="of:=[.B47]" office:value-type="string" office:string-value="NSL">
            <text:p>NSL</text:p>
          </table:table-cell>
          <table:table-cell table:formula="of:=[.C47]/[.C19]" office:value-type="float" office:value="0.690044117647059">
            <text:p>0.6900</text:p>
          </table:table-cell>
          <table:table-cell table:formula="of:=[.D47]/[.D19]" office:value-type="float" office:value="0">
            <text:p>Err:502</text:p>
          </table:table-cell>
          <table:table-cell table:formula="of:=[.E47]/[.E19]" office:value-type="float" office:value="0">
            <text:p>Err:502</text:p>
          </table:table-cell>
          <table:table-cell table:formula="of:=[.F47]/[.F19]" office:value-type="float" office:value="0">
            <text:p>Err:502</text:p>
          </table:table-cell>
          <table:table-cell table:number-columns-repeated="1018"/>
        </table:table-row>
        <table:table-row table:style-name="ro1">
          <table:table-cell/>
          <table:table-cell table:formula="of:=[.B48]" office:value-type="string" office:string-value="TLS (simplified)">
            <text:p>TLS (simplified)</text:p>
          </table:table-cell>
          <table:table-cell table:formula="of:=[.C48]/[.C20]" office:value-type="float" office:value="0.9352871875">
            <text:p>0.9353</text:p>
          </table:table-cell>
          <table:table-cell table:formula="of:=[.D48]/[.D20]" office:value-type="float" office:value="0">
            <text:p>Err:502</text:p>
          </table:table-cell>
          <table:table-cell table:formula="of:=[.E48]/[.E20]" office:value-type="float" office:value="0">
            <text:p>Err:502</text:p>
          </table:table-cell>
          <table:table-cell table:formula="of:=[.F48]/[.F20]" office:value-type="float" office:value="0">
            <text:p>Err:502</text:p>
          </table:table-cell>
          <table:table-cell table:number-columns-repeated="1018"/>
        </table:table-row>
        <table:table-row table:style-name="ro1">
          <table:table-cell/>
          <table:table-cell table:formula="of:=[.B49]" office:value-type="string" office:string-value="Wide Mouthed Frog">
            <text:p>Wide Mouthed Frog</text:p>
          </table:table-cell>
          <table:table-cell table:formula="of:=[.C49]/[.C21]" office:value-type="float" office:value="0.957184625">
            <text:p>0.9572</text:p>
          </table:table-cell>
          <table:table-cell table:formula="of:=[.D49]/[.D21]" office:value-type="float" office:value="0">
            <text:p>Err:502</text:p>
          </table:table-cell>
          <table:table-cell table:formula="of:=[.E49]/[.E21]" office:value-type="float" office:value="0">
            <text:p>Err:502</text:p>
          </table:table-cell>
          <table:table-cell table:formula="of:=[.F49]/[.F21]" office:value-type="float" office:value="0">
            <text:p>Err:502</text:p>
          </table:table-cell>
          <table:table-cell table:number-columns-repeated="1018"/>
        </table:table-row>
        <table:table-row table:style-name="ro1">
          <table:table-cell/>
          <table:table-cell table:formula="of:=[.B50]" office:value-type="string" office:string-value="Yahalom2">
            <text:p>Yahalom2</text:p>
          </table:table-cell>
          <table:table-cell table:formula="of:=[.C50]/[.C22]" office:value-type="float" office:value="1.35030666666667">
            <text:p>1.3503</text:p>
          </table:table-cell>
          <table:table-cell table:formula="of:=[.D50]/[.D22]" office:value-type="float" office:value="0">
            <text:p>Err:502</text:p>
          </table:table-cell>
          <table:table-cell table:formula="of:=[.E50]/[.E22]" office:value-type="float" office:value="0">
            <text:p>Err:502</text:p>
          </table:table-cell>
          <table:table-cell table:formula="of:=[.F50]/[.F22]" office:value-type="float" office:value="0">
            <text:p>Err:502</text:p>
          </table:table-cell>
          <table:table-cell table:number-columns-repeated="1018"/>
        </table:table-row>
        <table:table-row table:style-name="ro1">
          <table:table-cell/>
          <table:table-cell table:formula="of:=[.B51]" office:value-type="string" office:string-value="TLS (Paulson's Model)">
            <text:p>TLS (Paulson's Model)</text:p>
          </table:table-cell>
          <table:table-cell table:formula="of:=[.C51]/[.C23]" office:value-type="float" office:value="3.44364540909091">
            <text:p>3.4436</text:p>
          </table:table-cell>
          <table:table-cell table:formula="of:=[.D51]/[.D23]" office:value-type="float" office:value="0">
            <text:p>Err:502</text:p>
          </table:table-cell>
          <table:table-cell table:formula="of:=[.E51]/[.E23]" office:value-type="float" office:value="0">
            <text:p>Err:502</text:p>
          </table:table-cell>
          <table:table-cell table:formula="of:=[.F51]/[.F23]" office:value-type="float" office:value="0">
            <text:p>Err:502</text:p>
          </table:table-cell>
          <table:table-cell table:number-columns-repeated="1018"/>
        </table:table-row>
        <table:table-row table:style-name="ro1">
          <table:table-cell/>
          <table:table-cell table:formula="of:=[.B52]" office:value-type="float" office:value="0">
            <text:p>#REF!</text:p>
          </table:table-cell>
          <table:table-cell table:formula="of:=[.C52]/[.C24]" office:value-type="float" office:value="0">
            <text:p>#REF!</text:p>
          </table:table-cell>
          <table:table-cell table:formula="of:=[.D52]/[.D24]" office:value-type="float" office:value="0">
            <text:p>#REF!</text:p>
          </table:table-cell>
          <table:table-cell table:formula="of:=[.E52]/[.E24]" office:value-type="float" office:value="0">
            <text:p>#REF!</text:p>
          </table:table-cell>
          <table:table-cell table:formula="of:=[.F52]/[.F24]" office:value-type="float" office:value="0">
            <text:p>#REF!</text:p>
          </table:table-cell>
          <table:table-cell table:number-columns-repeated="1018"/>
        </table:table-row>
        <table:table-row table:style-name="ro1">
          <table:table-cell/>
          <table:table-cell table:formula="of:=[.B53]" office:value-type="float" office:value="0">
            <text:p>#REF!</text:p>
          </table:table-cell>
          <table:table-cell table:formula="of:=[.C53]/[.C25]" office:value-type="float" office:value="0">
            <text:p>#REF!</text:p>
          </table:table-cell>
          <table:table-cell table:formula="of:=[.D53]/[.D25]" office:value-type="float" office:value="0">
            <text:p>#REF!</text:p>
          </table:table-cell>
          <table:table-cell table:formula="of:=[.E53]/[.E25]" office:value-type="float" office:value="0">
            <text:p>#REF!</text:p>
          </table:table-cell>
          <table:table-cell table:formula="of:=[.F53]/[.F25]" office:value-type="float" office:value="0">
            <text:p>#REF!</text:p>
          </table:table-cell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/>
          <table:table-cell table:style-name="ce5" office:value-type="string">
            <text:p>Checking/Generation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/>
          <table:table-cell table:style-name="ce6" table:formula="of:=[.B57]" office:value-type="string" office:string-value="Protocol">
            <text:p>Protocol</text:p>
          </table:table-cell>
          <table:table-cell table:style-name="ce6" table:formula="of:=[.H$2]" office:value-type="string" office:string-value="SR">
            <text:p>SR</text:p>
          </table:table-cell>
          <table:table-cell table:style-name="ce6" table:formula="of:=[.N$2]" office:value-type="string" office:string-value="SN">
            <text:p>SN</text:p>
          </table:table-cell>
          <table:table-cell table:style-name="ce6" table:formula="of:=[.T$2]" office:value-type="string" office:string-value="FR">
            <text:p>FR</text:p>
          </table:table-cell>
          <table:table-cell table:style-name="ce6" table:formula="of:=[.Z$2]" office:value-type="string" office:string-value="FN">
            <text:p>FN</text:p>
          </table:table-cell>
          <table:table-cell table:number-columns-repeated="1018"/>
        </table:table-row>
        <table:table-row table:style-name="ro1">
          <table:table-cell/>
          <table:table-cell table:formula="of:=[.B58]" office:value-type="string" office:string-value="Andrew Secure RPC">
            <text:p>Andrew Secure RPC</text:p>
          </table:table-cell>
          <table:table-cell table:formula="of:=[.C44]/[.C30]" office:value-type="float" office:value="396.786522616158">
            <text:p>396.7865</text:p>
          </table:table-cell>
          <table:table-cell table:formula="of:=[.D44]/[.D30]" office:value-type="float" office:value="0">
            <text:p>Err:502</text:p>
          </table:table-cell>
          <table:table-cell table:formula="of:=[.E44]/[.E30]" office:value-type="float" office:value="0">
            <text:p>Err:502</text:p>
          </table:table-cell>
          <table:table-cell table:formula="of:=[.F44]/[.F30]" office:value-type="float" office:value="0">
            <text:p>Err:502</text:p>
          </table:table-cell>
          <table:table-cell table:number-columns-repeated="1018"/>
        </table:table-row>
        <table:table-row table:style-name="ro1">
          <table:table-cell/>
          <table:table-cell table:formula="of:=[.B59]" office:value-type="string" office:string-value="Bilateral-Key Exchange">
            <text:p>Bilateral-Key Exchange</text:p>
          </table:table-cell>
          <table:table-cell table:formula="of:=[.C45]/[.C31]" office:value-type="float" office:value="523.407326679668">
            <text:p>523.4073</text:p>
          </table:table-cell>
          <table:table-cell table:formula="of:=[.D45]/[.D31]" office:value-type="float" office:value="0">
            <text:p>Err:502</text:p>
          </table:table-cell>
          <table:table-cell table:formula="of:=[.E45]/[.E31]" office:value-type="float" office:value="0">
            <text:p>Err:502</text:p>
          </table:table-cell>
          <table:table-cell table:formula="of:=[.F45]/[.F31]" office:value-type="float" office:value="0">
            <text:p>Err:502</text:p>
          </table:table-cell>
          <table:table-cell table:number-columns-repeated="1018"/>
        </table:table-row>
        <table:table-row table:style-name="ro1">
          <table:table-cell/>
          <table:table-cell table:formula="of:=[.B60]" office:value-type="string" office:string-value="Denning-Sacco">
            <text:p>Denning-Sacco</text:p>
          </table:table-cell>
          <table:table-cell table:formula="of:=[.C46]/[.C32]" office:value-type="float" office:value="142.5570660473">
            <text:p>142.5571</text:p>
          </table:table-cell>
          <table:table-cell table:formula="of:=[.D46]/[.D32]" office:value-type="float" office:value="0">
            <text:p>Err:502</text:p>
          </table:table-cell>
          <table:table-cell table:formula="of:=[.E46]/[.E32]" office:value-type="float" office:value="0">
            <text:p>Err:502</text:p>
          </table:table-cell>
          <table:table-cell table:formula="of:=[.F46]/[.F32]" office:value-type="float" office:value="0">
            <text:p>Err:502</text:p>
          </table:table-cell>
          <table:table-cell table:number-columns-repeated="1018"/>
        </table:table-row>
        <table:table-row table:style-name="ro1">
          <table:table-cell/>
          <table:table-cell table:formula="of:=[.B61]" office:value-type="string" office:string-value="NSL">
            <text:p>NSL</text:p>
          </table:table-cell>
          <table:table-cell table:formula="of:=[.C47]/[.C33]" office:value-type="float" office:value="360.879529932935">
            <text:p>360.8795</text:p>
          </table:table-cell>
          <table:table-cell table:formula="of:=[.D47]/[.D33]" office:value-type="float" office:value="0">
            <text:p>Err:502</text:p>
          </table:table-cell>
          <table:table-cell table:formula="of:=[.E47]/[.E33]" office:value-type="float" office:value="0">
            <text:p>Err:502</text:p>
          </table:table-cell>
          <table:table-cell table:formula="of:=[.F47]/[.F33]" office:value-type="float" office:value="0">
            <text:p>Err:502</text:p>
          </table:table-cell>
          <table:table-cell table:number-columns-repeated="1018"/>
        </table:table-row>
        <table:table-row table:style-name="ro1">
          <table:table-cell/>
          <table:table-cell table:formula="of:=[.B62]" office:value-type="string" office:string-value="TLS (simplified)">
            <text:p>TLS (simplified)</text:p>
          </table:table-cell>
          <table:table-cell table:formula="of:=[.C48]/[.C34]" office:value-type="float" office:value="108.654040239024">
            <text:p>108.6540</text:p>
          </table:table-cell>
          <table:table-cell table:formula="of:=[.D48]/[.D34]" office:value-type="float" office:value="0">
            <text:p>Err:502</text:p>
          </table:table-cell>
          <table:table-cell table:formula="of:=[.E48]/[.E34]" office:value-type="float" office:value="0">
            <text:p>Err:502</text:p>
          </table:table-cell>
          <table:table-cell table:formula="of:=[.F48]/[.F34]" office:value-type="float" office:value="0">
            <text:p>Err:502</text:p>
          </table:table-cell>
          <table:table-cell table:number-columns-repeated="1018"/>
        </table:table-row>
        <table:table-row table:style-name="ro1">
          <table:table-cell/>
          <table:table-cell table:formula="of:=[.B63]" office:value-type="string" office:string-value="Wide Mouthed Frog">
            <text:p>Wide Mouthed Frog</text:p>
          </table:table-cell>
          <table:table-cell table:formula="of:=[.C49]/[.C35]" office:value-type="float" office:value="259.985298860916">
            <text:p>259.9853</text:p>
          </table:table-cell>
          <table:table-cell table:formula="of:=[.D49]/[.D35]" office:value-type="float" office:value="0">
            <text:p>Err:502</text:p>
          </table:table-cell>
          <table:table-cell table:formula="of:=[.E49]/[.E35]" office:value-type="float" office:value="0">
            <text:p>Err:502</text:p>
          </table:table-cell>
          <table:table-cell table:formula="of:=[.F49]/[.F35]" office:value-type="float" office:value="0">
            <text:p>Err:502</text:p>
          </table:table-cell>
          <table:table-cell table:number-columns-repeated="1018"/>
        </table:table-row>
        <table:table-row table:style-name="ro1">
          <table:table-cell/>
          <table:table-cell table:formula="of:=[.B64]" office:value-type="string" office:string-value="Yahalom2">
            <text:p>Yahalom2</text:p>
          </table:table-cell>
          <table:table-cell table:formula="of:=[.C50]/[.C36]" office:value-type="float" office:value="162.471294662297">
            <text:p>162.4713</text:p>
          </table:table-cell>
          <table:table-cell table:formula="of:=[.D50]/[.D36]" office:value-type="float" office:value="0">
            <text:p>Err:502</text:p>
          </table:table-cell>
          <table:table-cell table:formula="of:=[.E50]/[.E36]" office:value-type="float" office:value="0">
            <text:p>Err:502</text:p>
          </table:table-cell>
          <table:table-cell table:formula="of:=[.F50]/[.F36]" office:value-type="float" office:value="0">
            <text:p>Err:502</text:p>
          </table:table-cell>
          <table:table-cell table:number-columns-repeated="1018"/>
        </table:table-row>
        <table:table-row table:style-name="ro1">
          <table:table-cell/>
          <table:table-cell table:formula="of:=[.B65]" office:value-type="string" office:string-value="TLS (Paulson's Model)">
            <text:p>TLS (Paulson's Model)</text:p>
          </table:table-cell>
          <table:table-cell table:formula="of:=[.C51]/[.C37]" office:value-type="float" office:value="230.400215923606">
            <text:p>230.4002</text:p>
          </table:table-cell>
          <table:table-cell table:formula="of:=[.D51]/[.D37]" office:value-type="float" office:value="0">
            <text:p>Err:502</text:p>
          </table:table-cell>
          <table:table-cell table:formula="of:=[.E51]/[.E37]" office:value-type="float" office:value="0">
            <text:p>Err:502</text:p>
          </table:table-cell>
          <table:table-cell table:formula="of:=[.F51]/[.F37]" office:value-type="float" office:value="0">
            <text:p>Err:502</text:p>
          </table:table-cell>
          <table:table-cell table:number-columns-repeated="1018"/>
        </table:table-row>
        <table:table-row table:style-name="ro1">
          <table:table-cell/>
          <table:table-cell table:formula="of:=[.B66]" office:value-type="float" office:value="0">
            <text:p>#REF!</text:p>
          </table:table-cell>
          <table:table-cell table:formula="of:=[.C52]/[.C38]" office:value-type="float" office:value="0">
            <text:p>#REF!</text:p>
          </table:table-cell>
          <table:table-cell table:formula="of:=[.D52]/[.D38]" office:value-type="float" office:value="0">
            <text:p>#REF!</text:p>
          </table:table-cell>
          <table:table-cell table:formula="of:=[.E52]/[.E38]" office:value-type="float" office:value="0">
            <text:p>#REF!</text:p>
          </table:table-cell>
          <table:table-cell table:formula="of:=[.F52]/[.F38]" office:value-type="float" office:value="0">
            <text:p>#REF!</text:p>
          </table:table-cell>
          <table:table-cell table:number-columns-repeated="1018"/>
        </table:table-row>
        <table:table-row table:style-name="ro1">
          <table:table-cell/>
          <table:table-cell table:formula="of:=[.B67]" office:value-type="float" office:value="0">
            <text:p>#REF!</text:p>
          </table:table-cell>
          <table:table-cell table:formula="of:=[.C53]/[.C39]" office:value-type="float" office:value="0">
            <text:p>#REF!</text:p>
          </table:table-cell>
          <table:table-cell table:formula="of:=[.D53]/[.D39]" office:value-type="float" office:value="0">
            <text:p>#REF!</text:p>
          </table:table-cell>
          <table:table-cell table:formula="of:=[.E53]/[.E39]" office:value-type="float" office:value="0">
            <text:p>#REF!</text:p>
          </table:table-cell>
          <table:table-cell table:formula="of:=[.F53]/[.F39]" office:value-type="float" office:value="0">
            <text:p>#REF!</text:p>
          </table:table-cell>
          <table:table-cell table:number-columns-repeated="1018"/>
        </table:table-row>
      </table:table>
      <table:table table:name="Results table" table:style-name="ta1" table:print="false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ce8"/>
        <table:table-column table:style-name="co2" table:default-cell-style-name="ce9"/>
        <table:table-row table:style-name="ro1">
          <table:table-cell table:formula="of:=['Base Data'.B3]" office:value-type="string" office:string-value="Protocol">
            <text:p>Protocol</text:p>
          </table:table-cell>
          <table:table-cell table:formula="of:=['Base Data'.C3]" office:value-type="string" office:string-value="#sec">
            <text:p>#sec</text:p>
          </table:table-cell>
          <table:table-cell table:formula="of:=['Base Data'.D3]" office:value-type="string" office:string-value="#auth">
            <text:p>#auth</text:p>
          </table:table-cell>
          <table:table-cell table:style-name="Default" table:formula="of:=['Base Data'.F3]" office:value-type="string" office:string-value="generation">
            <text:p>generation</text:p>
          </table:table-cell>
          <table:table-cell table:style-name="Default" table:formula="of:=['Base Data'.G3]" office:value-type="string" office:string-value="checking">
            <text:p>checking</text:p>
          </table:table-cell>
        </table:table-row>
        <table:table-row table:style-name="ro1">
          <table:table-cell table:formula="of:=['Base Data'.B4]" office:value-type="string" office:string-value="Andrew Secure RPC">
            <text:p>Andrew Secure RPC</text:p>
          </table:table-cell>
          <table:table-cell table:formula="of:=['Base Data'.C4]" office:value-type="float" office:value="2">
            <text:p>2</text:p>
          </table:table-cell>
          <table:table-cell table:formula="of:=['Base Data'.D4]" office:value-type="float" office:value="2">
            <text:p>2</text:p>
          </table:table-cell>
          <table:table-cell table:formula="of:=['Base Data'.F4]" office:value-type="currency" office:currency="s" office:value="0.029249">
            <text:p>0.03s</text:p>
          </table:table-cell>
          <table:table-cell table:formula="of:=['Base Data'.G4]" office:value-type="currency" office:currency="s" office:value="11.605609">
            <text:p>12s</text:p>
          </table:table-cell>
        </table:table-row>
        <table:table-row table:style-name="ro1">
          <table:table-cell table:formula="of:=['Base Data'.B5]" office:value-type="string" office:string-value="Bilateral-Key Exchange">
            <text:p>Bilateral-Key Exchange</text:p>
          </table:table-cell>
          <table:table-cell table:formula="of:=['Base Data'.C5]" office:value-type="float" office:value="2">
            <text:p>2</text:p>
          </table:table-cell>
          <table:table-cell table:formula="of:=['Base Data'.D5]" office:value-type="float" office:value="2">
            <text:p>2</text:p>
          </table:table-cell>
          <table:table-cell table:formula="of:=['Base Data'.F5]" office:value-type="currency" office:currency="s" office:value="0.026151">
            <text:p>0.03s</text:p>
          </table:table-cell>
          <table:table-cell table:formula="of:=['Base Data'.G5]" office:value-type="currency" office:currency="s" office:value="13.687625">
            <text:p>14s</text:p>
          </table:table-cell>
        </table:table-row>
        <table:table-row table:style-name="ro1">
          <table:table-cell table:formula="of:=['Base Data'.B6]" office:value-type="string" office:string-value="Denning-Sacco">
            <text:p>Denning-Sacco</text:p>
          </table:table-cell>
          <table:table-cell table:formula="of:=['Base Data'.C6]" office:value-type="float" office:value="2">
            <text:p>2</text:p>
          </table:table-cell>
          <table:table-cell table:formula="of:=['Base Data'.D6]" office:value-type="float" office:value="2">
            <text:p>2</text:p>
          </table:table-cell>
          <table:table-cell table:formula="of:=['Base Data'.F6]" office:value-type="currency" office:currency="s" office:value="0.389645">
            <text:p>0.39s</text:p>
          </table:table-cell>
          <table:table-cell table:formula="of:=['Base Data'.G6]" office:value-type="currency" office:currency="s" office:value="55.546648">
            <text:p>56s</text:p>
          </table:table-cell>
        </table:table-row>
        <table:table-row table:style-name="ro1">
          <table:table-cell table:formula="of:=['Base Data'.B7]" office:value-type="string" office:string-value="NSL">
            <text:p>NSL</text:p>
          </table:table-cell>
          <table:table-cell table:formula="of:=['Base Data'.C7]" office:value-type="float" office:value="4">
            <text:p>4</text:p>
          </table:table-cell>
          <table:table-cell table:formula="of:=['Base Data'.D7]" office:value-type="float" office:value="2">
            <text:p>2</text:p>
          </table:table-cell>
          <table:table-cell table:formula="of:=['Base Data'.F7]" office:value-type="currency" office:currency="s" office:value="0.032506">
            <text:p>0.03s</text:p>
          </table:table-cell>
          <table:table-cell table:formula="of:=['Base Data'.G7]" office:value-type="currency" office:currency="s" office:value="11.73075">
            <text:p>12s</text:p>
          </table:table-cell>
        </table:table-row>
        <table:table-row table:style-name="ro1">
          <table:table-cell table:formula="of:=['Base Data'.B8]" office:value-type="string" office:string-value="TLS (simplified)">
            <text:p>TLS (simplified)</text:p>
          </table:table-cell>
          <table:table-cell table:formula="of:=['Base Data'.C8]" office:value-type="float" office:value="4">
            <text:p>4</text:p>
          </table:table-cell>
          <table:table-cell table:formula="of:=['Base Data'.D8]" office:value-type="float" office:value="1">
            <text:p>1</text:p>
          </table:table-cell>
          <table:table-cell table:formula="of:=['Base Data'.F8]" office:value-type="currency" office:currency="s" office:value="0.137727">
            <text:p>0.14s</text:p>
          </table:table-cell>
          <table:table-cell table:formula="of:=['Base Data'.G8]" office:value-type="currency" office:currency="s" office:value="14.964595">
            <text:p>15s</text:p>
          </table:table-cell>
        </table:table-row>
        <table:table-row table:style-name="ro1">
          <table:table-cell table:formula="of:=['Base Data'.B9]" office:value-type="string" office:string-value="Wide Mouthed Frog">
            <text:p>Wide Mouthed Frog</text:p>
          </table:table-cell>
          <table:table-cell table:formula="of:=['Base Data'.C9]" office:value-type="float" office:value="2">
            <text:p>2</text:p>
          </table:table-cell>
          <table:table-cell table:formula="of:=['Base Data'.D9]" office:value-type="float" office:value="1">
            <text:p>1</text:p>
          </table:table-cell>
          <table:table-cell table:formula="of:=['Base Data'.F9]" office:value-type="currency" office:currency="s" office:value="0.058907">
            <text:p>0.06s</text:p>
          </table:table-cell>
          <table:table-cell table:formula="of:=['Base Data'.G9]" office:value-type="currency" office:currency="s" office:value="15.314954">
            <text:p>15s</text:p>
          </table:table-cell>
        </table:table-row>
        <table:table-row table:style-name="ro1">
          <table:table-cell table:formula="of:=['Base Data'.B10]" office:value-type="string" office:string-value="Yahalom2">
            <text:p>Yahalom2</text:p>
          </table:table-cell>
          <table:table-cell table:formula="of:=['Base Data'.C10]" office:value-type="float" office:value="2">
            <text:p>2</text:p>
          </table:table-cell>
          <table:table-cell table:formula="of:=['Base Data'.D10]" office:value-type="float" office:value="2">
            <text:p>2</text:p>
          </table:table-cell>
          <table:table-cell table:formula="of:=['Base Data'.F10]" office:value-type="currency" office:currency="s" office:value="0.174532">
            <text:p>0.17s</text:p>
          </table:table-cell>
          <table:table-cell table:formula="of:=['Base Data'.G10]" office:value-type="currency" office:currency="s" office:value="28.35644">
            <text:p>28s</text:p>
          </table:table-cell>
        </table:table-row>
        <table:table-row table:style-name="ro1">
          <table:table-cell table:formula="of:=['Base Data'.B11]" office:value-type="string" office:string-value="TLS (Paulson's Model)">
            <text:p>TLS (Paulson's Model)</text:p>
          </table:table-cell>
          <table:table-cell table:formula="of:=['Base Data'.C11]" office:value-type="float" office:value="4">
            <text:p>4</text:p>
          </table:table-cell>
          <table:table-cell table:formula="of:=['Base Data'.D11]" office:value-type="float" office:value="2">
            <text:p>2</text:p>
          </table:table-cell>
          <table:table-cell table:formula="of:=['Base Data'.F11]" office:value-type="currency" office:currency="s" office:value="0.32882">
            <text:p>0.33s</text:p>
          </table:table-cell>
          <table:table-cell table:formula="of:=['Base Data'.G11]" office:value-type="currency" office:currency="s" office:value="75.760199">
            <text:p>76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CH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4" number:min-integer-digits="1"/>
    </number:number-style>
    <number:number-style style:name="N109">
      <style:text-properties fo:color="#ff0000"/>
      <number:text>-</number:text>
      <number:number number:decimal-places="4" number:min-integer-digits="1"/>
      <style:map style:condition="value()&gt;=0" style:apply-style-name="N109P0"/>
    </number:number-style>
    <number:number-style style:name="N111P0" style:volatile="true">
      <number:number number:decimal-places="6" number:min-integer-digits="1"/>
    </number:number-style>
    <number:number-style style:name="N111">
      <style:text-properties fo:color="#ff0000"/>
      <number:text>-</number:text>
      <number:number number:decimal-places="6" number:min-integer-digits="1"/>
      <style:map style:condition="value()&gt;=0" style:apply-style-name="N111P0"/>
    </number:number-style>
    <number:currency-style style:name="N112">
      <number:currency-symbol>s</number:currency-symbol>
    </number:currency-style>
    <number:currency-style style:name="N113">
      <number:number number:decimal-places="0" number:min-integer-digits="1"/>
      <number:currency-symbol>s</number:currency-symbol>
    </number:currency-style>
    <number:currency-style style:name="N114">
      <number:number number:decimal-places="2" number:min-integer-digits="1"/>
      <number:currency-symbol>s</number:currency-symbol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7">27.01.2010</text:date>, <text:time>17:28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19T08:29:01</meta:creation-date>
    <dc:date>2010-01-27T17:28:04</dc:date>
    <meta:editing-duration>PT16H28M00S</meta:editing-duration>
    <meta:editing-cycles>19</meta:editing-cycles>
    <meta:generator>OpenOffice.org/3.1$Linux OpenOffice.org_project/310m19$Build-9420</meta:generator>
    <meta:document-statistic meta:table-count="3" meta:cell-count="755" meta:object-count="0"/>
  </office:meta>
</office:document-meta>
</file>